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officeooo:rsid="00136d33" officeooo:paragraph-rsid="00136d33"/>
    </style:style>
    <style:style style:name="P2" style:family="paragraph" style:parent-style-name="Text_20_body">
      <style:text-properties officeooo:rsid="00136d33" officeooo:paragraph-rsid="00145546"/>
    </style:style>
    <style:style style:name="P3" style:family="paragraph" style:parent-style-name="Text_20_body">
      <style:text-properties officeooo:rsid="00145546" officeooo:paragraph-rsid="00145546"/>
    </style:style>
    <style:style style:name="P4" style:family="paragraph" style:parent-style-name="Text_20_body">
      <style:text-properties officeooo:paragraph-rsid="00145546"/>
    </style:style>
    <style:style style:name="P5" style:family="paragraph" style:parent-style-name="Text_20_body">
      <style:text-properties officeooo:rsid="0016489f" officeooo:paragraph-rsid="0016489f"/>
    </style:style>
    <style:style style:name="P6" style:family="paragraph" style:parent-style-name="Text_20_body">
      <style:text-properties officeooo:rsid="0016489f" officeooo:paragraph-rsid="001e8206"/>
    </style:style>
    <style:style style:name="P7" style:family="paragraph" style:parent-style-name="Text_20_body">
      <style:text-properties officeooo:rsid="00183d4c" officeooo:paragraph-rsid="00183d4c"/>
    </style:style>
    <style:style style:name="P8" style:family="paragraph" style:parent-style-name="Text_20_body">
      <style:text-properties officeooo:rsid="00183d4c" officeooo:paragraph-rsid="001a9cd1"/>
    </style:style>
    <style:style style:name="P9" style:family="paragraph" style:parent-style-name="Text_20_body">
      <style:text-properties officeooo:rsid="00183d4c" officeooo:paragraph-rsid="00360199"/>
    </style:style>
    <style:style style:name="P10" style:family="paragraph" style:parent-style-name="Text_20_body">
      <style:text-properties officeooo:rsid="00194136" officeooo:paragraph-rsid="00194136"/>
    </style:style>
    <style:style style:name="P11" style:family="paragraph" style:parent-style-name="Text_20_body">
      <style:text-properties fo:color="#ce181e" officeooo:rsid="001a9cd1" officeooo:paragraph-rsid="001a9cd1"/>
    </style:style>
    <style:style style:name="P12" style:family="paragraph" style:parent-style-name="Text_20_body">
      <style:text-properties fo:color="#000000" officeooo:rsid="00226806" officeooo:paragraph-rsid="00226806"/>
    </style:style>
    <style:style style:name="P13" style:family="paragraph" style:parent-style-name="Text_20_body">
      <style:text-properties fo:color="#000000" fo:font-weight="bold" officeooo:rsid="00226806" officeooo:paragraph-rsid="002a8267" style:font-weight-asian="bold" style:font-weight-complex="bold"/>
    </style:style>
    <style:style style:name="P14" style:family="paragraph" style:parent-style-name="Text_20_body">
      <style:text-properties fo:color="#000000" fo:font-weight="bold" officeooo:rsid="00226806" officeooo:paragraph-rsid="00226806" style:font-weight-asian="bold" style:font-weight-complex="bold"/>
    </style:style>
    <style:style style:name="P15" style:family="paragraph" style:parent-style-name="Text_20_body">
      <style:text-properties fo:color="#000000" fo:font-weight="bold" officeooo:rsid="002a8267" officeooo:paragraph-rsid="002a8267" style:font-weight-asian="bold" style:font-weight-complex="bold"/>
    </style:style>
    <style:style style:name="P16" style:family="paragraph" style:parent-style-name="Text_20_body">
      <style:text-properties fo:color="#000000" officeooo:rsid="001a9cd1" officeooo:paragraph-rsid="001a9cd1"/>
    </style:style>
    <style:style style:name="P17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18" style:family="paragraph" style:parent-style-name="Text_20_body">
      <style:text-properties fo:color="#000000" fo:font-size="10.5pt" fo:font-weight="normal" officeooo:rsid="003f1c75" officeooo:paragraph-rsid="003f1c75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color="#000000" fo:font-size="10.5pt" fo:font-weight="normal" officeooo:rsid="00419ccd" officeooo:paragraph-rsid="003f1c75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21" style:family="paragraph" style:parent-style-name="Text_20_body">
      <style:text-properties fo:color="#000000" fo:font-size="10.5pt" fo:font-weight="normal" officeooo:rsid="00419ccd" officeooo:paragraph-rsid="0052a02b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fo:color="#000000" fo:font-size="10.5pt" fo:font-weight="normal" officeooo:rsid="00419ccd" officeooo:paragraph-rsid="0047b62b" style:font-size-asian="10.5pt" style:font-weight-asian="normal" style:font-size-complex="10.5pt" style:font-weight-complex="normal"/>
    </style:style>
    <style:style style:name="P23" style:family="paragraph" style:parent-style-name="Text_20_body">
      <style:text-properties fo:color="#000000" fo:font-size="10.5pt" fo:font-weight="normal" officeooo:rsid="0042b014" officeooo:paragraph-rsid="0042b014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fo:color="#000000" fo:font-size="10.5pt" fo:font-weight="normal" officeooo:rsid="0042b014" officeooo:paragraph-rsid="004f6695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fo:color="#000000" fo:font-size="10.5pt" fo:font-weight="normal" officeooo:rsid="00438a8c" officeooo:paragraph-rsid="00438a8c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fo:color="#000000" fo:font-size="10.5pt" fo:font-weight="normal" officeooo:rsid="00463d43" officeooo:paragraph-rsid="00463d43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fo:color="#000000" fo:font-size="10.5pt" fo:font-weight="normal" officeooo:rsid="0047b62b" officeooo:paragraph-rsid="0047b62b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fo:color="#000000" fo:font-size="10.5pt" fo:font-weight="normal" officeooo:rsid="0047b62b" officeooo:paragraph-rsid="004f6695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fo:color="#000000" fo:font-size="10.5pt" fo:font-weight="normal" officeooo:rsid="0047b62b" officeooo:paragraph-rsid="0056b5e9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fo:color="#000000" fo:font-size="10.5pt" fo:font-weight="normal" officeooo:rsid="0049025c" officeooo:paragraph-rsid="00493e35" style:font-size-asian="10.5pt" style:font-weight-asian="normal" style:font-size-complex="10.5pt" style:font-weight-complex="normal"/>
    </style:style>
    <style:style style:name="P31" style:family="paragraph" style:parent-style-name="Text_20_body">
      <style:text-properties fo:color="#000000" fo:font-size="10.5pt" fo:font-weight="normal" officeooo:rsid="00493e35" officeooo:paragraph-rsid="00493e35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fo:color="#000000" fo:font-size="10.5pt" fo:font-weight="normal" officeooo:rsid="004a9aa2" officeooo:paragraph-rsid="004a9aa2" style:font-size-asian="10.5pt" style:font-weight-asian="normal" style:font-size-complex="10.5pt" style:font-weight-complex="normal"/>
    </style:style>
    <style:style style:name="P33" style:family="paragraph" style:parent-style-name="Text_20_body">
      <style:text-properties fo:color="#000000" fo:font-size="10.5pt" fo:font-weight="normal" officeooo:rsid="004a9aa2" officeooo:paragraph-rsid="005b4685" style:font-size-asian="10.5pt" style:font-weight-asian="normal" style:font-size-complex="10.5pt" style:font-weight-complex="normal"/>
    </style:style>
    <style:style style:name="P34" style:family="paragraph" style:parent-style-name="Text_20_body">
      <style:text-properties fo:color="#000000" fo:font-size="10.5pt" fo:font-weight="normal" officeooo:rsid="004a9aa2" officeooo:paragraph-rsid="004c1e1a" style:font-size-asian="10.5pt" style:font-weight-asian="normal" style:font-size-complex="10.5pt" style:font-weight-complex="normal"/>
    </style:style>
    <style:style style:name="P35" style:family="paragraph" style:parent-style-name="Text_20_body">
      <style:text-properties fo:color="#000000" fo:font-size="10.5pt" fo:font-weight="normal" officeooo:rsid="004acc4e" officeooo:paragraph-rsid="005b4685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color="#000000" fo:font-size="10.5pt" fo:font-weight="normal" officeooo:rsid="00445941" officeooo:paragraph-rsid="005b4685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fo:color="#000000" fo:font-size="10.5pt" fo:font-weight="normal" officeooo:rsid="004625a9" officeooo:paragraph-rsid="005b4685" style:font-size-asian="10.5pt" style:font-weight-asian="normal" style:font-size-complex="10.5pt" style:font-weight-complex="normal"/>
    </style:style>
    <style:style style:name="P38" style:family="paragraph" style:parent-style-name="Text_20_body">
      <style:text-properties fo:color="#000000" fo:font-size="10.5pt" fo:font-weight="normal" officeooo:rsid="004c1e1a" officeooo:paragraph-rsid="005b4685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fo:color="#000000" fo:font-size="10.5pt" fo:font-weight="normal" officeooo:rsid="004c1e1a" officeooo:paragraph-rsid="004acc4e" style:font-size-asian="10.5pt" style:font-weight-asian="normal" style:font-size-complex="10.5pt" style:font-weight-complex="normal"/>
    </style:style>
    <style:style style:name="P40" style:family="paragraph" style:parent-style-name="Text_20_body">
      <style:text-properties fo:color="#000000" fo:font-size="10.5pt" fo:font-weight="normal" officeooo:rsid="004dc9be" officeooo:paragraph-rsid="004dc9be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fo:color="#000000" fo:font-size="10.5pt" fo:font-weight="normal" officeooo:rsid="004dc9be" officeooo:paragraph-rsid="004f6695" style:font-size-asian="10.5pt" style:font-weight-asian="normal" style:font-size-complex="10.5pt" style:font-weight-complex="normal"/>
    </style:style>
    <style:style style:name="P42" style:family="paragraph" style:parent-style-name="Text_20_body">
      <style:text-properties fo:color="#000000" fo:font-size="10.5pt" fo:font-weight="normal" officeooo:rsid="004dc9be" officeooo:paragraph-rsid="0056b5e9" style:font-size-asian="10.5pt" style:font-weight-asian="normal" style:font-size-complex="10.5pt" style:font-weight-complex="normal"/>
    </style:style>
    <style:style style:name="P43" style:family="paragraph" style:parent-style-name="Text_20_body">
      <style:text-properties fo:color="#000000" fo:font-size="10.5pt" fo:font-weight="normal" officeooo:rsid="004e5dd2" officeooo:paragraph-rsid="004e5dd2" style:font-size-asian="10.5pt" style:font-weight-asian="normal" style:font-size-complex="10.5pt" style:font-weight-complex="normal"/>
    </style:style>
    <style:style style:name="P44" style:family="paragraph" style:parent-style-name="Text_20_body">
      <style:text-properties fo:color="#000000" fo:font-size="10.5pt" fo:font-weight="normal" officeooo:rsid="004f6695" officeooo:paragraph-rsid="004f6695" style:font-size-asian="10.5pt" style:font-weight-asian="normal" style:font-size-complex="10.5pt" style:font-weight-complex="normal"/>
    </style:style>
    <style:style style:name="P45" style:family="paragraph" style:parent-style-name="Text_20_body">
      <style:text-properties fo:color="#000000" fo:font-size="10.5pt" fo:font-weight="normal" officeooo:rsid="00512421" officeooo:paragraph-rsid="00512421" style:font-size-asian="10.5pt" style:font-weight-asian="normal" style:font-size-complex="10.5pt" style:font-weight-complex="normal"/>
    </style:style>
    <style:style style:name="P46" style:family="paragraph" style:parent-style-name="Text_20_body">
      <style:text-properties fo:color="#000000" fo:font-size="10.5pt" fo:font-weight="normal" officeooo:rsid="0052a02b" officeooo:paragraph-rsid="0052a02b" style:font-size-asian="10.5pt" style:font-weight-asian="normal" style:font-size-complex="10.5pt" style:font-weight-complex="normal"/>
    </style:style>
    <style:style style:name="P47" style:family="paragraph" style:parent-style-name="Text_20_body">
      <style:text-properties fo:color="#000000" fo:font-size="10.5pt" fo:font-weight="normal" officeooo:rsid="0052a02b" officeooo:paragraph-rsid="005b4685" style:font-size-asian="10.5pt" style:font-weight-asian="normal" style:font-size-complex="10.5pt" style:font-weight-complex="normal"/>
    </style:style>
    <style:style style:name="P48" style:family="paragraph" style:parent-style-name="Text_20_body">
      <style:text-properties fo:color="#000000" fo:font-size="10.5pt" fo:font-weight="normal" officeooo:rsid="005496e1" officeooo:paragraph-rsid="005496e1" style:font-size-asian="10.5pt" style:font-weight-asian="normal" style:font-size-complex="10.5pt" style:font-weight-complex="normal"/>
    </style:style>
    <style:style style:name="P49" style:family="paragraph" style:parent-style-name="Text_20_body">
      <style:text-properties fo:color="#000000" fo:font-size="10.5pt" fo:font-weight="normal" officeooo:rsid="0054e46e" officeooo:paragraph-rsid="0054e46e" style:font-size-asian="10.5pt" style:font-weight-asian="normal" style:font-size-complex="10.5pt" style:font-weight-complex="normal"/>
    </style:style>
    <style:style style:name="P50" style:family="paragraph" style:parent-style-name="Text_20_body">
      <style:text-properties fo:color="#000000" fo:font-size="10.5pt" fo:font-weight="normal" officeooo:rsid="0056b5e9" officeooo:paragraph-rsid="0056b5e9" style:font-size-asian="10.5pt" style:font-weight-asian="normal" style:font-size-complex="10.5pt" style:font-weight-complex="normal"/>
    </style:style>
    <style:style style:name="P51" style:family="paragraph" style:parent-style-name="Text_20_body">
      <style:text-properties fo:color="#000000" fo:font-size="10.5pt" fo:font-weight="normal" officeooo:rsid="0056b5e9" officeooo:paragraph-rsid="00419ccd" style:font-size-asian="10.5pt" style:font-weight-asian="normal" style:font-size-complex="10.5pt" style:font-weight-complex="normal"/>
    </style:style>
    <style:style style:name="P52" style:family="paragraph" style:parent-style-name="Text_20_body">
      <style:text-properties fo:color="#000000" fo:font-size="10.5pt" fo:font-weight="normal" officeooo:rsid="0058b54c" officeooo:paragraph-rsid="0058b54c" style:font-size-asian="10.5pt" style:font-weight-asian="normal" style:font-size-complex="10.5pt" style:font-weight-complex="normal"/>
    </style:style>
    <style:style style:name="P53" style:family="paragraph" style:parent-style-name="Text_20_body">
      <style:text-properties fo:color="#000000" fo:font-size="10.5pt" fo:font-weight="normal" officeooo:rsid="0059aa45" officeooo:paragraph-rsid="0059aa45" style:font-size-asian="10.5pt" style:font-weight-asian="normal" style:font-size-complex="10.5pt" style:font-weight-complex="normal"/>
    </style:style>
    <style:style style:name="P54" style:family="paragraph" style:parent-style-name="Text_20_body">
      <style:text-properties fo:color="#000000" fo:font-size="10.5pt" fo:font-weight="normal" officeooo:rsid="003af6cd" officeooo:paragraph-rsid="00419ccd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fo:color="#000000" fo:font-size="10.5pt" fo:font-weight="normal" officeooo:rsid="005a77d6" officeooo:paragraph-rsid="005a77d6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fo:color="#000000" fo:font-size="10.5pt" fo:font-weight="normal" officeooo:rsid="005b3e92" officeooo:paragraph-rsid="005b3e92" style:font-size-asian="10.5pt" style:font-weight-asian="normal" style:font-size-complex="10.5pt" style:font-weight-complex="normal"/>
    </style:style>
    <style:style style:name="P57" style:family="paragraph" style:parent-style-name="Text_20_body">
      <style:text-properties fo:color="#000000" fo:font-size="14pt" fo:font-weight="bold" officeooo:rsid="00419ccd" officeooo:paragraph-rsid="00419ccd" style:font-size-asian="14pt" style:font-weight-asian="bold" style:font-size-complex="14pt" style:font-weight-complex="bold"/>
    </style:style>
    <style:style style:name="P58" style:family="paragraph" style:parent-style-name="Text_20_body">
      <style:text-properties fo:color="#000000" fo:font-size="14pt" fo:font-weight="bold" officeooo:rsid="0047b62b" officeooo:paragraph-rsid="0047b62b" style:font-size-asian="14pt" style:font-weight-asian="bold" style:font-size-complex="14pt" style:font-weight-complex="bold"/>
    </style:style>
    <style:style style:name="P59" style:family="paragraph" style:parent-style-name="Text_20_body">
      <style:text-properties officeooo:rsid="001e8206" officeooo:paragraph-rsid="001e8206"/>
    </style:style>
    <style:style style:name="P60" style:family="paragraph" style:parent-style-name="Text_20_body">
      <style:text-properties officeooo:rsid="001e8206" officeooo:paragraph-rsid="0020b661"/>
    </style:style>
    <style:style style:name="P61" style:family="paragraph" style:parent-style-name="Text_20_body">
      <style:text-properties officeooo:rsid="001ff394" officeooo:paragraph-rsid="001ff394"/>
    </style:style>
    <style:style style:name="P62" style:family="paragraph" style:parent-style-name="Text_20_body">
      <style:text-properties officeooo:rsid="0020b661" officeooo:paragraph-rsid="0020b661"/>
    </style:style>
    <style:style style:name="P63" style:family="paragraph" style:parent-style-name="Text_20_body">
      <style:text-properties officeooo:rsid="00226806" officeooo:paragraph-rsid="00226806"/>
    </style:style>
    <style:style style:name="P64" style:family="paragraph" style:parent-style-name="Text_20_body">
      <style:text-properties officeooo:rsid="00229775" officeooo:paragraph-rsid="00229775"/>
    </style:style>
    <style:style style:name="P65" style:family="paragraph" style:parent-style-name="Text_20_body">
      <style:text-properties officeooo:rsid="002299d5" officeooo:paragraph-rsid="002299d5"/>
    </style:style>
    <style:style style:name="P66" style:family="paragraph" style:parent-style-name="Text_20_body">
      <style:text-properties officeooo:rsid="00243411" officeooo:paragraph-rsid="00243411"/>
    </style:style>
    <style:style style:name="P67" style:family="paragraph" style:parent-style-name="Text_20_body">
      <style:text-properties officeooo:rsid="00243411" officeooo:paragraph-rsid="00357932"/>
    </style:style>
    <style:style style:name="P68" style:family="paragraph" style:parent-style-name="Text_20_body">
      <style:text-properties officeooo:rsid="00243411" officeooo:paragraph-rsid="00360199"/>
    </style:style>
    <style:style style:name="P69" style:family="paragraph" style:parent-style-name="Text_20_body">
      <style:text-properties officeooo:rsid="0025ad2f" officeooo:paragraph-rsid="0025ad2f"/>
    </style:style>
    <style:style style:name="P70" style:family="paragraph" style:parent-style-name="Text_20_body">
      <style:text-properties fo:font-size="24pt" fo:font-weight="bold" officeooo:rsid="002768d2" officeooo:paragraph-rsid="002768d2" style:font-size-asian="24pt" style:font-weight-asian="bold" style:font-size-complex="24pt" style:font-weight-complex="bold"/>
    </style:style>
    <style:style style:name="P71" style:family="paragraph" style:parent-style-name="Text_20_body">
      <style:text-properties fo:font-size="12pt" fo:font-weight="normal" officeooo:rsid="002768d2" officeooo:paragraph-rsid="002768d2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fo:font-size="12pt" fo:font-weight="normal" officeooo:rsid="002768d2" officeooo:paragraph-rsid="00419ccd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fo:font-size="12pt" fo:font-weight="normal" officeooo:rsid="0037a657" officeooo:paragraph-rsid="0037a657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fo:font-size="12pt" fo:font-weight="normal" officeooo:rsid="0037a657" officeooo:paragraph-rsid="00419ccd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fo:font-size="12pt" fo:font-weight="normal" officeooo:rsid="003af6cd" officeooo:paragraph-rsid="003af6cd" style:font-size-asian="10.5pt" style:font-weight-asian="normal" style:font-size-complex="12pt" style:font-weight-complex="normal"/>
    </style:style>
    <style:style style:name="P77" style:family="paragraph" style:parent-style-name="Text_20_body">
      <style:text-properties fo:font-size="12pt" fo:font-weight="normal" officeooo:rsid="005a77d6" officeooo:paragraph-rsid="005a77d6" style:font-size-asian="10.5pt" style:font-weight-asian="normal" style:font-size-complex="12pt" style:font-weight-complex="normal"/>
    </style:style>
    <style:style style:name="P78" style:family="paragraph" style:parent-style-name="Text_20_body">
      <style:text-properties fo:font-weight="bold" officeooo:rsid="002a8267" officeooo:paragraph-rsid="002a8267" style:font-weight-asian="bold" style:font-weight-complex="bold"/>
    </style:style>
    <style:style style:name="P79" style:family="paragraph" style:parent-style-name="Text_20_body">
      <style:text-properties fo:font-weight="bold" officeooo:rsid="002a8267" officeooo:paragraph-rsid="00357932" style:font-weight-asian="bold" style:font-weight-complex="bold"/>
    </style:style>
    <style:style style:name="P80" style:family="paragraph" style:parent-style-name="Text_20_body">
      <style:text-properties fo:font-weight="bold" officeooo:paragraph-rsid="00145546" style:font-weight-asian="bold" style:font-weight-complex="bold"/>
    </style:style>
    <style:style style:name="P81" style:family="paragraph" style:parent-style-name="Text_20_body">
      <style:text-properties fo:font-weight="bold" officeooo:rsid="002299d5" officeooo:paragraph-rsid="002299d5" style:font-weight-asian="bold" style:font-weight-complex="bold"/>
    </style:style>
    <style:style style:name="P82" style:family="paragraph" style:parent-style-name="Text_20_body">
      <style:text-properties fo:font-weight="bold" officeooo:rsid="00243411" officeooo:paragraph-rsid="00243411" style:font-weight-asian="bold" style:font-weight-complex="bold"/>
    </style:style>
    <style:style style:name="P83" style:family="paragraph" style:parent-style-name="Text_20_body">
      <style:text-properties fo:font-weight="bold" officeooo:rsid="00229775" officeooo:paragraph-rsid="00229775" style:font-weight-asian="bold" style:font-weight-complex="bold"/>
    </style:style>
    <style:style style:name="P84" style:family="paragraph" style:parent-style-name="Text_20_body">
      <style:text-properties fo:font-weight="bold" officeooo:rsid="003e0b71" officeooo:paragraph-rsid="003e0b71" style:font-weight-asian="bold" style:font-weight-complex="bold"/>
    </style:style>
    <style:style style:name="P85" style:family="paragraph" style:parent-style-name="Text_20_body">
      <style:text-properties officeooo:rsid="002b0531" officeooo:paragraph-rsid="002b0531"/>
    </style:style>
    <style:style style:name="P86" style:family="paragraph" style:parent-style-name="Text_20_body">
      <style:text-properties fo:font-weight="normal" officeooo:rsid="002b0531" officeooo:paragraph-rsid="002b0531" style:font-weight-asian="normal" style:font-weight-complex="normal"/>
    </style:style>
    <style:style style:name="P87" style:family="paragraph" style:parent-style-name="Text_20_body">
      <style:text-properties fo:font-weight="normal" officeooo:paragraph-rsid="00145546" style:font-weight-asian="normal" style:font-weight-complex="normal"/>
    </style:style>
    <style:style style:name="P88" style:family="paragraph" style:parent-style-name="Text_20_body">
      <style:text-properties fo:font-weight="normal" officeooo:rsid="002bf3b1" officeooo:paragraph-rsid="002bf3b1" style:font-weight-asian="normal" style:font-weight-complex="normal"/>
    </style:style>
    <style:style style:name="P89" style:family="paragraph" style:parent-style-name="Text_20_body">
      <style:text-properties fo:font-weight="normal" officeooo:rsid="002bf3b1" officeooo:paragraph-rsid="002d7979" style:font-weight-asian="normal" style:font-weight-complex="normal"/>
    </style:style>
    <style:style style:name="P90" style:family="paragraph" style:parent-style-name="Text_20_body">
      <style:text-properties fo:font-weight="normal" officeooo:rsid="00229775" officeooo:paragraph-rsid="00229775" style:font-weight-asian="normal" style:font-weight-complex="normal"/>
    </style:style>
    <style:style style:name="P91" style:family="paragraph" style:parent-style-name="Text_20_body">
      <style:text-properties fo:font-weight="normal" officeooo:rsid="002e910f" officeooo:paragraph-rsid="002e910f" style:font-weight-asian="normal" style:font-weight-complex="normal"/>
    </style:style>
    <style:style style:name="P92" style:family="paragraph" style:parent-style-name="Text_20_body">
      <style:text-properties fo:font-weight="normal" officeooo:rsid="0036e0a3" officeooo:paragraph-rsid="0036e0a3" style:font-weight-asian="normal" style:font-weight-complex="normal"/>
    </style:style>
    <style:style style:name="P93" style:family="paragraph" style:parent-style-name="Text_20_body">
      <style:text-properties officeooo:rsid="002d7979" officeooo:paragraph-rsid="002d7979"/>
    </style:style>
    <style:style style:name="P94" style:family="paragraph" style:parent-style-name="Text_20_body">
      <style:text-properties officeooo:rsid="002e65be" officeooo:paragraph-rsid="002e65be"/>
    </style:style>
    <style:style style:name="P95" style:family="paragraph" style:parent-style-name="Text_20_body">
      <style:text-properties officeooo:rsid="002e910f" officeooo:paragraph-rsid="002e910f"/>
    </style:style>
    <style:style style:name="P96" style:family="paragraph" style:parent-style-name="Text_20_body">
      <style:text-properties officeooo:rsid="0030480f" officeooo:paragraph-rsid="0030480f"/>
    </style:style>
    <style:style style:name="P97" style:family="paragraph" style:parent-style-name="Text_20_body">
      <style:text-properties officeooo:rsid="0030abdb" officeooo:paragraph-rsid="0030abdb"/>
    </style:style>
    <style:style style:name="P98" style:family="paragraph" style:parent-style-name="Text_20_body">
      <style:text-properties officeooo:rsid="0031b487" officeooo:paragraph-rsid="0031b487"/>
    </style:style>
    <style:style style:name="P99" style:family="paragraph" style:parent-style-name="Text_20_body">
      <style:text-properties officeooo:rsid="0031b487" officeooo:paragraph-rsid="002e910f"/>
    </style:style>
    <style:style style:name="P100" style:family="paragraph" style:parent-style-name="Text_20_body">
      <style:text-properties officeooo:rsid="00331e1d" officeooo:paragraph-rsid="00331e1d"/>
    </style:style>
    <style:style style:name="P101" style:family="paragraph" style:parent-style-name="Text_20_body">
      <style:text-properties officeooo:rsid="00357932" officeooo:paragraph-rsid="00357932"/>
    </style:style>
    <style:style style:name="P102" style:family="paragraph" style:parent-style-name="Text_20_body">
      <style:text-properties officeooo:rsid="00360199" officeooo:paragraph-rsid="00360199"/>
    </style:style>
    <style:style style:name="P103" style:family="paragraph" style:parent-style-name="Text_20_body">
      <style:text-properties officeooo:rsid="0036db9a" officeooo:paragraph-rsid="0036db9a"/>
    </style:style>
    <style:style style:name="P104" style:family="paragraph" style:parent-style-name="Text_20_body">
      <style:text-properties officeooo:rsid="0036e0a3" officeooo:paragraph-rsid="0036e0a3"/>
    </style:style>
    <style:style style:name="P105" style:family="paragraph" style:parent-style-name="Text_20_body">
      <style:text-properties fo:font-size="15pt" fo:font-weight="bold" officeooo:rsid="002768d2" officeooo:paragraph-rsid="002768d2" style:font-size-asian="15pt" style:font-weight-asian="bold" style:font-size-complex="15pt" style:font-weight-complex="bold"/>
    </style:style>
    <style:style style:name="P106" style:family="paragraph" style:parent-style-name="Text_20_body">
      <style:text-properties fo:font-size="10.5pt" fo:font-weight="normal" officeooo:rsid="0037a657" officeooo:paragraph-rsid="0037a657" style:font-size-asian="10.5pt" style:font-weight-asian="normal" style:font-size-complex="10.5pt" style:font-weight-complex="normal"/>
    </style:style>
    <style:style style:name="P107" style:family="paragraph" style:parent-style-name="Text_20_body">
      <style:text-properties fo:font-size="10.5pt" fo:font-weight="normal" officeooo:rsid="003944a3" officeooo:paragraph-rsid="003944a3" style:font-size-asian="10.5pt" style:font-weight-asian="normal" style:font-size-complex="10.5pt" style:font-weight-complex="normal"/>
    </style:style>
    <style:style style:name="P108" style:family="paragraph" style:parent-style-name="Text_20_body">
      <style:text-properties fo:font-size="10.5pt" fo:font-weight="normal" officeooo:rsid="003a8e9e" officeooo:paragraph-rsid="003a8e9e" style:font-size-asian="10.5pt" style:font-weight-asian="normal" style:font-size-complex="10.5pt" style:font-weight-complex="normal"/>
    </style:style>
    <style:style style:name="P109" style:family="paragraph" style:parent-style-name="Text_20_body">
      <style:text-properties fo:font-size="10.5pt" fo:font-weight="normal" officeooo:rsid="003a8e9e" officeooo:paragraph-rsid="00419ccd" style:font-size-asian="10.5pt" style:font-weight-asian="normal" style:font-size-complex="10.5pt" style:font-weight-complex="normal"/>
    </style:style>
    <style:style style:name="P110" style:family="paragraph" style:parent-style-name="Text_20_body">
      <style:text-properties fo:font-size="10.5pt" fo:font-weight="normal" officeooo:rsid="003af6cd" officeooo:paragraph-rsid="003af6cd" style:font-size-asian="10.5pt" style:font-weight-asian="normal" style:font-size-complex="10.5pt" style:font-weight-complex="normal"/>
    </style:style>
    <style:style style:name="P111" style:family="paragraph" style:parent-style-name="Text_20_body">
      <style:text-properties fo:font-size="10.5pt" fo:font-weight="normal" officeooo:rsid="00408875" officeooo:paragraph-rsid="00408875" style:font-size-asian="10.5pt" style:font-weight-asian="normal" style:font-size-complex="10.5pt" style:font-weight-complex="normal"/>
    </style:style>
    <style:style style:name="P112" style:family="paragraph" style:parent-style-name="Text_20_body">
      <style:text-properties fo:font-size="10.5pt" fo:font-weight="normal" officeooo:rsid="003cc3a9" officeooo:paragraph-rsid="003cc3a9" style:font-size-asian="10.5pt" style:font-weight-asian="normal" style:font-size-complex="10.5pt" style:font-weight-complex="normal"/>
    </style:style>
    <style:style style:name="P113" style:family="paragraph" style:parent-style-name="Text_20_body">
      <style:text-properties fo:font-size="10.5pt" fo:font-weight="normal" officeooo:rsid="005a77d6" officeooo:paragraph-rsid="005a77d6" style:font-size-asian="10.5pt" style:font-weight-asian="normal" style:font-size-complex="10.5pt" style:font-weight-complex="normal"/>
    </style:style>
    <style:style style:name="P114" style:family="paragraph" style:parent-style-name="Text_20_body">
      <style:text-properties officeooo:rsid="003e0b71" officeooo:paragraph-rsid="003e0b71"/>
    </style:style>
    <style:style style:name="P115" style:family="paragraph" style:parent-style-name="Text_20_body">
      <style:text-properties fo:color="#ff0000" fo:font-size="10.5pt" fo:font-weight="normal" officeooo:rsid="004dc9be" officeooo:paragraph-rsid="004dc9be" style:font-size-asian="10.5pt" style:font-weight-asian="normal" style:font-size-complex="10.5pt" style:font-weight-complex="normal"/>
    </style:style>
    <style:style style:name="P116" style:family="paragraph" style:parent-style-name="Text_20_body">
      <style:text-properties fo:color="#ff0000" fo:font-size="10.5pt" fo:font-weight="normal" officeooo:rsid="003a8e9e" officeooo:paragraph-rsid="00512421" style:font-size-asian="10.5pt" style:font-weight-asian="normal" style:font-size-complex="10.5pt" style:font-weight-complex="normal"/>
    </style:style>
    <style:style style:name="P117" style:family="paragraph" style:parent-style-name="Text_20_body">
      <style:text-properties fo:color="#ff0000" fo:font-size="10.5pt" fo:font-weight="normal" officeooo:rsid="003944a3" officeooo:paragraph-rsid="00512421" style:font-size-asian="10.5pt" style:font-weight-asian="normal" style:font-size-complex="10.5pt" style:font-weight-complex="normal"/>
    </style:style>
    <style:style style:name="P118" style:family="paragraph" style:parent-style-name="Text_20_body">
      <style:text-properties fo:font-size="14pt" fo:font-weight="bold" officeooo:rsid="003af6cd" officeooo:paragraph-rsid="003af6cd" style:font-size-asian="14pt" style:font-weight-asian="bold" style:font-size-complex="14pt" style:font-weight-complex="bold"/>
    </style:style>
    <style:style style:name="P119" style:family="paragraph" style:parent-style-name="Text_20_body">
      <style:text-properties fo:font-size="14pt" fo:font-weight="bold" officeooo:rsid="0037a657" officeooo:paragraph-rsid="0037a65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75%" fo:text-align="start" style:justify-single-word="false"/>
      <style:text-properties fo:color="#ce181e" fo:font-size="10.5pt" officeooo:rsid="003ea294" officeooo:paragraph-rsid="002a2968" style:font-name-asian="SimSun" style:font-size-asian="10.5pt" style:font-weight-asian="bold"/>
    </style:style>
    <style:style style:name="P121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122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123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124" style:family="paragraph" style:parent-style-name="Standard">
      <style:paragraph-properties fo:line-height="175%" fo:text-align="start" style:justify-single-word="false"/>
      <style:text-properties style:font-name="SimSun" fo:font-size="10.5pt" officeooo:rsid="002a52a4" officeooo:paragraph-rsid="002a2968"/>
    </style:style>
    <style:style style:name="P125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3ea294" officeooo:paragraph-rsid="002a2968" style:font-name-asian="SimSun" style:font-size-asian="10.5pt" style:font-weight-asian="normal" style:font-weight-complex="normal"/>
    </style:style>
    <style:style style:name="P126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2a2968" style:font-name-asian="SimSun" style:font-size-asian="10.5pt" style:font-weight-asian="normal" style:font-weight-complex="normal"/>
    </style:style>
    <style:style style:name="P12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12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12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130" style:family="paragraph" style:parent-style-name="Standard">
      <style:paragraph-properties fo:line-height="175%" fo:text-align="justify" style:justify-single-word="false"/>
      <style:text-properties style:font-name="SimSun" fo:font-size="10.5pt" officeooo:rsid="00242511" officeooo:paragraph-rsid="002a2968" style:font-name-asian="SimSun" style:font-size-asian="10.5pt"/>
    </style:style>
    <style:style style:name="P131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132" style:family="paragraph" style:parent-style-name="Standard">
      <style:paragraph-properties fo:line-height="175%" fo:text-align="justify" style:justify-single-word="false"/>
      <style:text-properties style:font-name="SimSun" fo:font-size="10.5pt" fo:font-weight="bold" officeooo:rsid="00242511" officeooo:paragraph-rsid="002a2968" style:font-size-asian="10.5pt" style:font-size-complex="10.5pt"/>
    </style:style>
    <style:style style:name="P13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13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13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13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13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138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139" style:family="paragraph" style:parent-style-name="Standard">
      <style:paragraph-properties fo:line-height="175%" fo:text-align="start" style:justify-single-word="false"/>
      <style:text-properties style:font-name="SimSun" fo:font-size="12pt" fo:font-weight="bold" officeooo:rsid="00242511" officeooo:paragraph-rsid="002a2968" style:font-name-asian="SimSun" style:font-size-asian="12pt" style:font-weight-asian="bold"/>
    </style:style>
    <style:style style:name="P140" style:family="paragraph" style:parent-style-name="Standard">
      <style:paragraph-properties fo:line-height="175%" fo:text-align="start" style:justify-single-word="false"/>
      <style:text-properties style:font-name="SimSun" fo:font-size="12pt" fo:font-weight="bold" officeooo:rsid="0048b7b5" officeooo:paragraph-rsid="002a2968" style:font-name-asian="SimSun" style:font-size-asian="12pt" style:font-weight-asian="bold"/>
    </style:style>
    <style:style style:name="P141" style:family="paragraph" style:parent-style-name="Standard">
      <style:paragraph-properties fo:line-height="175%" fo:text-align="justify" style:justify-single-word="false"/>
      <style:text-properties fo:font-weight="normal" officeooo:paragraph-rsid="002a2968" style:font-weight-asian="normal" style:font-weight-complex="normal"/>
    </style:style>
    <style:style style:name="P142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143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144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145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146" style:family="paragraph" style:parent-style-name="Standard">
      <style:paragraph-properties fo:line-height="175%" fo:text-align="start" style:justify-single-word="false"/>
      <style:text-properties officeooo:rsid="001ccc32" officeooo:paragraph-rsid="002a2968"/>
    </style:style>
    <style:style style:name="P147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148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149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50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51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52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53" style:family="paragraph" style:parent-style-name="Standard">
      <style:paragraph-properties fo:line-height="175%" fo:text-align="start" style:justify-single-word="false"/>
      <style:text-properties officeooo:rsid="004f0415" officeooo:paragraph-rsid="002a2968"/>
    </style:style>
    <style:style style:name="P154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55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56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57" style:family="paragraph" style:parent-style-name="Text_20_body">
      <style:text-properties fo:color="#000000" fo:font-size="10.5pt" fo:font-weight="normal" officeooo:rsid="005a77d6" officeooo:paragraph-rsid="00512421" style:font-size-asian="10.5pt" style:font-weight-asian="normal" style:font-size-complex="10.5pt" style:font-weight-complex="normal"/>
    </style:style>
    <style:style style:name="P158" style:family="paragraph" style:parent-style-name="Text_20_body">
      <style:text-properties fo:color="#000000" fo:font-size="10.5pt" fo:font-weight="normal" officeooo:rsid="00419ccd" officeooo:paragraph-rsid="005bc4f8" style:font-size-asian="10.5pt" style:font-weight-asian="normal" style:font-size-complex="10.5pt" style:font-weight-complex="normal"/>
    </style:style>
    <style:style style:name="P159" style:family="paragraph" style:parent-style-name="Text_20_body">
      <style:text-properties fo:color="#000000" fo:font-size="10.5pt" fo:font-weight="normal" officeooo:rsid="004dc9be" officeooo:paragraph-rsid="004dc9be" style:font-size-asian="10.5pt" style:font-weight-asian="normal" style:font-size-complex="10.5pt" style:font-weight-complex="normal"/>
    </style:style>
    <style:style style:name="P160" style:family="paragraph" style:parent-style-name="Text_20_body">
      <style:text-properties fo:color="#000000" fo:font-size="10.5pt" fo:font-weight="normal" officeooo:rsid="005c134d" officeooo:paragraph-rsid="005c134d" style:font-size-asian="10.5pt" style:font-weight-asian="normal" style:font-size-complex="10.5pt" style:font-weight-complex="normal"/>
    </style:style>
    <style:style style:name="P161" style:family="paragraph" style:parent-style-name="Text_20_body">
      <style:text-properties fo:color="#000000" fo:font-size="10.5pt" fo:font-weight="normal" officeooo:rsid="0058b54c" officeooo:paragraph-rsid="005c134d" style:font-size-asian="10.5pt" style:font-weight-asian="normal" style:font-size-complex="10.5pt" style:font-weight-complex="normal"/>
    </style:style>
    <style:style style:name="P162" style:family="paragraph" style:parent-style-name="Text_20_body">
      <style:text-properties fo:color="#000000" fo:font-size="10.5pt" fo:font-weight="normal" officeooo:rsid="0054e46e" officeooo:paragraph-rsid="0054e46e" style:font-size-asian="10.5pt" style:font-weight-asian="normal" style:font-size-complex="10.5pt" style:font-weight-complex="normal"/>
    </style:style>
    <style:style style:name="P163" style:family="paragraph" style:parent-style-name="Text_20_body">
      <style:text-properties fo:color="#000000" fo:font-size="10.5pt" fo:font-weight="normal" officeooo:rsid="0042b014" officeooo:paragraph-rsid="002768d2" style:font-size-asian="10.5pt" style:font-weight-asian="normal" style:font-size-complex="10.5pt" style:font-weight-complex="normal"/>
    </style:style>
    <style:style style:name="P164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65" style:family="paragraph" style:parent-style-name="Text_20_body">
      <style:text-properties fo:font-size="10.5pt" fo:font-weight="normal" officeooo:rsid="0037a657" officeooo:paragraph-rsid="0037a657" style:font-size-asian="10.5pt" style:font-weight-asian="normal" style:font-size-complex="10.5pt" style:font-weight-complex="normal"/>
    </style:style>
    <style:style style:name="P166" style:family="paragraph" style:parent-style-name="Text_20_body">
      <style:text-properties fo:font-size="10.5pt" fo:font-weight="normal" officeooo:rsid="005bc4f8" officeooo:paragraph-rsid="005bc4f8" style:font-size-asian="10.5pt" style:font-weight-asian="normal" style:font-size-complex="10.5pt" style:font-weight-complex="normal"/>
    </style:style>
    <style:style style:name="P167" style:family="paragraph" style:parent-style-name="Text_20_body">
      <style:text-properties fo:font-size="10.5pt" fo:font-weight="normal" officeooo:rsid="003944a3" officeooo:paragraph-rsid="00419ccd" style:font-size-asian="10.5pt" style:font-weight-asian="normal" style:font-size-complex="10.5pt" style:font-weight-complex="normal"/>
    </style:style>
    <style:style style:name="P168" style:family="paragraph" style:parent-style-name="Text_20_body">
      <style:text-properties fo:color="#ff0000" fo:font-size="10.5pt" fo:font-weight="normal" officeooo:rsid="003a8e9e" officeooo:paragraph-rsid="00512421" style:font-size-asian="10.5pt" style:font-weight-asian="normal" style:font-size-complex="10.5pt" style:font-weight-complex="normal"/>
    </style:style>
    <style:style style:name="P169" style:family="paragraph" style:parent-style-name="Text_20_body">
      <style:text-properties fo:font-size="24pt" fo:font-weight="bold" officeooo:rsid="002768d2" officeooo:paragraph-rsid="005cbb6f" style:font-size-asian="24pt" style:font-weight-asian="bold" style:font-size-complex="24pt" style:font-weight-complex="bold"/>
    </style:style>
    <style:style style:name="P170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71" style:family="paragraph" style:parent-style-name="Text_20_body">
      <style:text-properties fo:font-size="12pt" fo:font-weight="normal" officeooo:rsid="0037a657" officeooo:paragraph-rsid="005cbb6f" style:font-size-asian="10.5pt" style:font-weight-asian="normal" style:font-size-complex="12pt" style:font-weight-complex="normal"/>
    </style:style>
    <style:style style:name="P172" style:family="paragraph" style:parent-style-name="Text_20_body">
      <style:text-properties fo:font-size="12pt" fo:font-weight="normal" officeooo:rsid="003af6cd" officeooo:paragraph-rsid="005cbb6f" style:font-size-asian="10.5pt" style:font-weight-asian="normal" style:font-size-complex="12pt" style:font-weight-complex="normal"/>
    </style:style>
    <style:style style:name="P173" style:family="paragraph" style:parent-style-name="Heading_20_1">
      <style:text-properties officeooo:paragraph-rsid="00145546"/>
    </style:style>
    <style:style style:name="P174" style:family="paragraph" style:parent-style-name="Heading_20_1">
      <style:text-properties officeooo:paragraph-rsid="002a2968"/>
    </style:style>
    <style:style style:name="P175" style:family="paragraph" style:parent-style-name="Heading_20_1">
      <style:text-properties officeooo:rsid="0048b7b5" officeooo:paragraph-rsid="002a2968"/>
    </style:style>
    <style:style style:name="T1" style:family="text">
      <style:text-properties officeooo:rsid="00129663"/>
    </style:style>
    <style:style style:name="T2" style:family="text">
      <style:text-properties officeooo:rsid="00136d33"/>
    </style:style>
    <style:style style:name="T3" style:family="text">
      <style:text-properties officeooo:rsid="00145546"/>
    </style:style>
    <style:style style:name="T4" style:family="text">
      <style:text-properties officeooo:rsid="00194136"/>
    </style:style>
    <style:style style:name="T5" style:family="text">
      <style:text-properties officeooo:rsid="001a9cd1"/>
    </style:style>
    <style:style style:name="T6" style:family="text">
      <style:text-properties officeooo:rsid="001cc2ea"/>
    </style:style>
    <style:style style:name="T7" style:family="text">
      <style:text-properties officeooo:rsid="001e8206"/>
    </style:style>
    <style:style style:name="T8" style:family="text">
      <style:text-properties officeooo:rsid="001ff394"/>
    </style:style>
    <style:style style:name="T9" style:family="text">
      <style:text-properties officeooo:rsid="0020b661"/>
    </style:style>
    <style:style style:name="T10" style:family="text">
      <style:text-properties officeooo:rsid="00226806"/>
    </style:style>
    <style:style style:name="T11" style:family="text">
      <style:text-properties fo:color="#ce181e" officeooo:rsid="00226806"/>
    </style:style>
    <style:style style:name="T12" style:family="text">
      <style:text-properties fo:color="#ce181e" officeooo:rsid="003e0628"/>
    </style:style>
    <style:style style:name="T13" style:family="text">
      <style:text-properties fo:color="#ce181e" officeooo:rsid="004beee7"/>
    </style:style>
    <style:style style:name="T14" style:family="text">
      <style:text-properties fo:color="#000000"/>
    </style:style>
    <style:style style:name="T15" style:family="text">
      <style:text-properties fo:color="#000000" officeooo:rsid="00226806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2b0531" style:font-weight-asian="normal" style:font-weight-complex="normal"/>
    </style:style>
    <style:style style:name="T18" style:family="text">
      <style:text-properties fo:color="#000000" fo:font-weight="normal" officeooo:rsid="00357932" style:font-weight-asian="normal" style:font-weight-complex="normal"/>
    </style:style>
    <style:style style:name="T19" style:family="text">
      <style:text-properties fo:color="#000000" fo:font-weight="normal" officeooo:rsid="00145546" style:font-weight-asian="normal" style:font-weight-complex="normal"/>
    </style:style>
    <style:style style:name="T20" style:family="text">
      <style:text-properties officeooo:rsid="00243411"/>
    </style:style>
    <style:style style:name="T21" style:family="text">
      <style:text-properties officeooo:rsid="0025ad2f"/>
    </style:style>
    <style:style style:name="T22" style:family="text">
      <style:text-properties officeooo:rsid="004dc20c"/>
    </style:style>
    <style:style style:name="T23" style:family="text">
      <style:text-properties officeooo:rsid="0048b7b5"/>
    </style:style>
    <style:style style:name="T24" style:family="text">
      <style:text-properties style:font-name="SimSun"/>
    </style:style>
    <style:style style:name="T25" style:family="text">
      <style:text-properties style:font-name="SimSun" fo:font-size="12pt" fo:font-weight="bold"/>
    </style:style>
    <style:style style:name="T26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27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28" style:family="text">
      <style:text-properties style:font-name="SimSun" fo:font-size="12pt" fo:font-weight="bold" officeooo:rsid="00242511"/>
    </style:style>
    <style:style style:name="T29" style:family="text">
      <style:text-properties style:font-name="SimSun" fo:font-size="10.5pt"/>
    </style:style>
    <style:style style:name="T30" style:family="text">
      <style:text-properties style:font-name="SimSun" fo:font-size="10.5pt" officeooo:rsid="0009f6ae" style:font-name-asian="SimSun" style:font-size-asian="12pt"/>
    </style:style>
    <style:style style:name="T31" style:family="text">
      <style:text-properties style:font-name="SimSun" fo:font-size="10.5pt" style:font-name-asian="SimSun" style:font-size-asian="10.5pt"/>
    </style:style>
    <style:style style:name="T32" style:family="text">
      <style:text-properties style:font-name="SimSun" fo:font-size="10.5pt" officeooo:rsid="002a52a4" style:font-name-asian="SimSun" style:font-size-asian="10.5pt" style:font-size-complex="10.5pt"/>
    </style:style>
    <style:style style:name="T33" style:family="text">
      <style:text-properties style:font-name="SimSun" fo:font-size="10.5pt" officeooo:rsid="003ea294" style:font-name-asian="SimSun" style:font-size-asian="10.5pt" style:font-size-complex="10.5pt"/>
    </style:style>
    <style:style style:name="T34" style:family="text">
      <style:text-properties style:font-name="SimSun" fo:font-size="10.5pt" officeooo:rsid="0009f6ae" style:font-name-asian="SimSun" style:font-size-asian="10.5pt"/>
    </style:style>
    <style:style style:name="T35" style:family="text">
      <style:text-properties style:font-name="SimSun" fo:font-size="10.5pt" officeooo:rsid="0048b7b5" style:font-name-asian="SimSun" style:font-size-asian="10.5pt"/>
    </style:style>
    <style:style style:name="T36" style:family="text">
      <style:text-properties style:font-name="SimSun" fo:font-size="10.5pt" officeooo:rsid="00265e91" style:font-name-asian="SimSun" style:font-size-asian="10.5pt"/>
    </style:style>
    <style:style style:name="T37" style:family="text">
      <style:text-properties style:font-name="SimSun" fo:font-size="10.5pt" officeooo:rsid="0045d016" style:font-name-asian="SimSun" style:font-size-asian="10.5pt"/>
    </style:style>
    <style:style style:name="T38" style:family="text">
      <style:text-properties style:font-name="SimSun" fo:font-size="10.5pt" officeooo:rsid="00444d06" style:font-name-asian="SimSun" style:font-size-asian="10.5pt"/>
    </style:style>
    <style:style style:name="T39" style:family="text">
      <style:text-properties style:font-name="SimSun" fo:font-size="10.5pt" officeooo:rsid="0046ee1c" style:font-name-asian="SimSun" style:font-size-asian="10.5pt"/>
    </style:style>
    <style:style style:name="T40" style:family="text">
      <style:text-properties style:font-name="SimSun" fo:font-size="10.5pt" officeooo:rsid="004f0415" style:font-name-asian="SimSun" style:font-size-asian="10.5pt"/>
    </style:style>
    <style:style style:name="T41" style:family="text">
      <style:text-properties style:font-name="SimSun" fo:font-size="10.5pt" style:font-name-asian="SimSun" style:font-size-asian="10.5pt" style:font-weight-asian="bold"/>
    </style:style>
    <style:style style:name="T42" style:family="text">
      <style:text-properties style:font-name="SimSun" fo:font-size="10.5pt" officeooo:rsid="00265e91" style:font-name-asian="SimSun" style:font-size-asian="10.5pt" style:font-weight-asian="bold"/>
    </style:style>
    <style:style style:name="T43" style:family="text">
      <style:text-properties style:font-name="SimSun" fo:font-size="10.5pt" officeooo:rsid="00089dd0"/>
    </style:style>
    <style:style style:name="T44" style:family="text">
      <style:text-properties style:font-name="SimSun" fo:font-size="10.5pt" officeooo:rsid="00444d06"/>
    </style:style>
    <style:style style:name="T45" style:family="text">
      <style:text-properties style:font-name="SimSun" fo:font-size="10.5pt" officeooo:rsid="00431f97"/>
    </style:style>
    <style:style style:name="T46" style:family="text">
      <style:text-properties style:font-name="SimSun" fo:font-size="10.5pt" officeooo:rsid="0048b7b5"/>
    </style:style>
    <style:style style:name="T47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48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49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50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51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52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53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54" style:family="text">
      <style:text-properties style:font-name="SimSun" officeooo:rsid="00089dd0"/>
    </style:style>
    <style:style style:name="T55" style:family="text">
      <style:text-properties style:font-name="SimSun" officeooo:rsid="00444d06"/>
    </style:style>
    <style:style style:name="T56" style:family="text">
      <style:text-properties style:font-name="SimSun" officeooo:rsid="0048b7b5"/>
    </style:style>
    <style:style style:name="T57" style:family="text">
      <style:text-properties style:font-name="SimSun" officeooo:rsid="0050abff"/>
    </style:style>
    <style:style style:name="T58" style:family="text">
      <style:text-properties style:font-name-asian="SimSun" style:font-size-asian="12pt" style:font-weight-asian="bold"/>
    </style:style>
    <style:style style:name="T59" style:family="text">
      <style:text-properties style:font-name-asian="SimSun" style:font-weight-asian="bold"/>
    </style:style>
    <style:style style:name="T60" style:family="text">
      <style:text-properties style:font-name-asian="SimSun" style:font-weight-asian="bold" style:font-weight-complex="bold"/>
    </style:style>
    <style:style style:name="T61" style:family="text">
      <style:text-properties style:font-name="Calibri" fo:font-size="12pt" fo:font-weight="bold"/>
    </style:style>
    <style:style style:name="T62" style:family="text">
      <style:text-properties style:font-name="Calibri" fo:font-size="10.5pt" style:font-name-asian="SimSun" style:font-size-asian="12pt" style:font-weight-asian="bold"/>
    </style:style>
    <style:style style:name="T63" style:family="text">
      <style:text-properties officeooo:rsid="003ea294"/>
    </style:style>
    <style:style style:name="T64" style:family="text">
      <style:text-properties officeooo:rsid="003e0628"/>
    </style:style>
    <style:style style:name="T65" style:family="text">
      <style:text-properties fo:font-weight="bold" style:font-name-asian="SimSun" style:font-size-asian="12pt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5b3e92" style:font-weight-asian="bold" style:font-weight-complex="bold"/>
    </style:style>
    <style:style style:name="T68" style:family="text">
      <style:text-properties fo:font-weight="bold" officeooo:rsid="005bc4f8" style:font-weight-asian="bold" style:font-weight-complex="bold"/>
    </style:style>
    <style:style style:name="T69" style:family="text">
      <style:text-properties fo:font-weight="bold" officeooo:rsid="0056b5e9" style:font-weight-asian="bold" style:font-weight-complex="bold"/>
    </style:style>
    <style:style style:name="T70" style:family="text">
      <style:text-properties officeooo:rsid="00265e91" style:font-weight-asian="bold"/>
    </style:style>
    <style:style style:name="T71" style:family="text">
      <style:text-properties fo:font-weight="normal" officeooo:rsid="00265e91" style:font-weight-asian="normal" style:font-weight-complex="normal"/>
    </style:style>
    <style:style style:name="T72" style:family="text">
      <style:text-properties officeooo:rsid="00265e91"/>
    </style:style>
    <style:style style:name="T73" style:family="text">
      <style:text-properties officeooo:rsid="004af632"/>
    </style:style>
    <style:style style:name="T74" style:family="text">
      <style:text-properties officeooo:rsid="0050abff"/>
    </style:style>
    <style:style style:name="T75" style:family="text">
      <style:text-properties officeooo:rsid="002a8267"/>
    </style:style>
    <style:style style:name="T76" style:family="text">
      <style:text-properties officeooo:rsid="002d7979"/>
    </style:style>
    <style:style style:name="T77" style:family="text">
      <style:text-properties officeooo:rsid="002e65be"/>
    </style:style>
    <style:style style:name="T78" style:family="text">
      <style:text-properties officeooo:rsid="002e910f"/>
    </style:style>
    <style:style style:name="T79" style:family="text">
      <style:text-properties officeooo:rsid="0030480f"/>
    </style:style>
    <style:style style:name="T80" style:family="text">
      <style:text-properties officeooo:rsid="0030abdb"/>
    </style:style>
    <style:style style:name="T81" style:family="text">
      <style:text-properties officeooo:rsid="00331e1d"/>
    </style:style>
    <style:style style:name="T82" style:family="text">
      <style:text-properties officeooo:rsid="0033d1b0"/>
    </style:style>
    <style:style style:name="T83" style:family="text">
      <style:text-properties officeooo:rsid="00357932"/>
    </style:style>
    <style:style style:name="T84" style:family="text">
      <style:text-properties officeooo:rsid="00360199"/>
    </style:style>
    <style:style style:name="T85" style:family="text">
      <style:text-properties officeooo:rsid="0036db9a"/>
    </style:style>
    <style:style style:name="T86" style:family="text">
      <style:text-properties officeooo:rsid="0036e0a3"/>
    </style:style>
    <style:style style:name="T87" style:family="text">
      <style:text-properties officeooo:rsid="0037a657"/>
    </style:style>
    <style:style style:name="T88" style:family="text">
      <style:text-properties officeooo:rsid="003944a3"/>
    </style:style>
    <style:style style:name="T89" style:family="text">
      <style:text-properties officeooo:rsid="003a8e9e"/>
    </style:style>
    <style:style style:name="T90" style:family="text">
      <style:text-properties fo:color="#800000"/>
    </style:style>
    <style:style style:name="T91" style:family="text">
      <style:text-properties fo:color="#ff7f00"/>
    </style:style>
    <style:style style:name="T92" style:family="text">
      <style:text-properties officeooo:rsid="003cc3a9"/>
    </style:style>
    <style:style style:name="T93" style:family="text">
      <style:text-properties officeooo:rsid="003e0b71"/>
    </style:style>
    <style:style style:name="T94" style:family="text">
      <style:text-properties officeooo:rsid="003e6e36"/>
    </style:style>
    <style:style style:name="T95" style:family="text">
      <style:text-properties officeooo:rsid="00408875"/>
    </style:style>
    <style:style style:name="T96" style:family="text">
      <style:text-properties fo:font-size="10.5pt" officeooo:rsid="003af6cd" style:font-size-complex="10.5pt"/>
    </style:style>
    <style:style style:name="T97" style:family="text">
      <style:text-properties fo:font-size="10.5pt" officeooo:rsid="00408875" style:font-size-complex="10.5pt"/>
    </style:style>
    <style:style style:name="T98" style:family="text">
      <style:text-properties officeooo:rsid="003af6cd"/>
    </style:style>
    <style:style style:name="T99" style:family="text">
      <style:text-properties officeooo:rsid="00419ccd"/>
    </style:style>
    <style:style style:name="T100" style:family="text">
      <style:text-properties officeooo:rsid="004625a9"/>
    </style:style>
    <style:style style:name="T101" style:family="text">
      <style:text-properties officeooo:rsid="00463d43"/>
    </style:style>
    <style:style style:name="T102" style:family="text">
      <style:text-properties officeooo:rsid="0047b62b"/>
    </style:style>
    <style:style style:name="T103" style:family="text">
      <style:text-properties officeooo:rsid="00493e35"/>
    </style:style>
    <style:style style:name="T104" style:family="text">
      <style:text-properties officeooo:rsid="004a05b3"/>
    </style:style>
    <style:style style:name="T105" style:family="text">
      <style:text-properties officeooo:rsid="004acc4e"/>
    </style:style>
    <style:style style:name="T106" style:family="text">
      <style:text-properties officeooo:rsid="00438a8c"/>
    </style:style>
    <style:style style:name="T107" style:family="text">
      <style:text-properties officeooo:rsid="004c1e1a"/>
    </style:style>
    <style:style style:name="T108" style:family="text">
      <style:text-properties officeooo:rsid="004dc9be"/>
    </style:style>
    <style:style style:name="T109" style:family="text">
      <style:text-properties officeooo:rsid="004e5dd2"/>
    </style:style>
    <style:style style:name="T110" style:family="text">
      <style:text-properties fo:color="#ff0000"/>
    </style:style>
    <style:style style:name="T111" style:family="text">
      <style:text-properties officeooo:rsid="004f6695"/>
    </style:style>
    <style:style style:name="T112" style:family="text">
      <style:text-properties officeooo:rsid="0052a02b"/>
    </style:style>
    <style:style style:name="T113" style:family="text">
      <style:text-properties officeooo:rsid="005496e1"/>
    </style:style>
    <style:style style:name="T114" style:family="text">
      <style:text-properties officeooo:rsid="0054e46e"/>
    </style:style>
    <style:style style:name="T115" style:family="text">
      <style:text-properties officeooo:rsid="0056b5e9"/>
    </style:style>
    <style:style style:name="T116" style:family="text">
      <style:text-properties officeooo:rsid="0058b54c"/>
    </style:style>
    <style:style style:name="T117" style:family="text">
      <style:text-properties officeooo:rsid="0059aa45"/>
    </style:style>
    <style:style style:name="T118" style:family="text">
      <style:text-properties officeooo:rsid="005a77d6"/>
    </style:style>
    <style:style style:name="T119" style:family="text">
      <style:text-properties officeooo:rsid="005b3e92"/>
    </style:style>
    <style:style style:name="T120" style:family="text">
      <style:text-properties officeooo:rsid="005b4685"/>
    </style:style>
    <style:style style:name="T121" style:family="text">
      <style:text-properties officeooo:rsid="005bc4f8"/>
    </style:style>
    <style:style style:name="T122" style:family="text">
      <style:text-properties officeooo:rsid="005c13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Text_20_body">goal<text:span text:style-name="T2">：</text:span></text:p>
      <text:p text:style-name="P1">1.定位</text:p>
      <text:p text:style-name="P1">1.1人群:年轻人<text:span text:style-name="T6">（16-30）特点：喜爱音乐，手机和电脑的使用频率较高，社交属性强，应该说占据了听歌软件用户的绝大多数用户。</text:span></text:p>
      <text:p text:style-name="P1">1.2相对广大音乐app而言，我们自己的一些独特功能</text:p>
      <text:p text:style-name="P2">me<text:span text:style-name="T3">：音乐剪辑 <text:s/></text:span></text:p>
      <text:p text:style-name="P3">廖：游戏视频</text:p>
      <text:p text:style-name="P3">女神：用户描述，可以看到账户好友正在听或最近在听的歌曲。</text:p>
      <text:p text:style-name="P3">2.看视频和私信是否为主要用况？</text:p>
      <text:p text:style-name="P3">主要用况？</text:p>
      <text:p text:style-name="P3">支持用况？</text:p>
      <text:p text:style-name="P61">3.歌单是怎么来的？作者？</text:p>
      <text:p text:style-name="P3">歌单<text:span text:style-name="T10">由特殊身份用户提供，歌曲来源于已存在的歌曲。</text:span></text:p>
      <text:p text:style-name="P69">4.我们的用况内容<text:span text:style-name="T10">大于</text:span>了我们在愿景文档中的产品特性。</text:p>
      <text:p text:style-name="P3"/>
      <text:p text:style-name="P3"/>
      <text:p text:style-name="P3"/>
      <text:h text:style-name="Heading_20_1" text:outline-level="1">用况描述——内容管理</text:h>
      <text:p text:style-name="Text_20_body"/>
      <text:p text:style-name="P69">注：这个用况中，管理员看到的用户界面应该和用户看到的不一样。</text:p>
      <text:p text:style-name="P5">app中哪些内容需要运营人员手动更新？</text:p>
      <text:p text:style-name="P5">（根据我们的产品特性，网易云音乐的其他模块未考虑）</text:p>
      <text:p text:style-name="P5"><text:s/>新歌上架（运营，运营人员根据音乐人最新上传的歌曲修改内容）</text:p>
      <text:p text:style-name="P5"><text:s/>首页推广单曲（音乐人and运营，音乐人以及ta的公司的可以购买首页推荐位，对于符合行应要求的热门单曲，应该由运营人员从用户利益出发，将相关歌曲放到首页推荐上。）</text:p>
      <text:p text:style-name="P5"><text:s/>首页推广专栏（哪种为专栏？文章。）</text:p>
      <text:p text:style-name="P5"/>
      <text:p text:style-name="P6">内容来源？</text:p>
      <text:p text:style-name="P59"><text:soft-page-break/>1、来自用户的作品</text:p>
      <text:p text:style-name="P59">2、广告商投入的新广告</text:p>
      <text:p text:style-name="P60">3、<text:span text:style-name="T9">唱片公司引入</text:span></text:p>
      <text:p text:style-name="P59">主要行为：</text:p>
      <text:p text:style-name="P59">1、将系统所不能收集（音乐人的主动申请<text:span text:style-name="T8">，有些歌可能很小众</text:span>）的新歌曲手动加入新歌歌单。</text:p>
      <text:p text:style-name="P61">2、更改首页单曲推广（部分由系统确定，部分接受音乐人的申请）</text:p>
      <text:p text:style-name="P61">3、审核专栏的内容，将符合要求的专栏内容上架到推广专栏。</text:p>
      <text:p text:style-name="P61">4、处理歌单（先审核内容，再分配布局）</text:p>
      <text:p text:style-name="P62">5、制作推荐mv内容</text:p>
      <text:p text:style-name="P6">是否<text:span text:style-name="T7">对发表作品用况有依赖？</text:span></text:p>
      <text:p text:style-name="P6">有<text:span text:style-name="T9">绝大多数依赖，目前广告不是很依赖。</text:span></text:p>
      <text:p text:style-name="P5">内容审核流程<text:span text:style-name="T9">？</text:span></text:p>
      <text:p text:style-name="Text_20_body">参与者<text:span text:style-name="T3">：管理员（软件运营人员）审核部门</text:span></text:p>
      <text:p text:style-name="Text_20_body">前置条件<text:span text:style-name="T21">：</text:span></text:p>
      <text:p text:style-name="Text_20_body"><text:span text:style-name="T21">1、</text:span>运营人员获得管理<text:span text:style-name="T21">员账户，即获得相应权限。</text:span></text:p>
      <text:p text:style-name="P69">2、运营人员获得需要更新的内容。</text:p>
      <text:p text:style-name="Text_20_body">基本流<text:span text:style-name="T3">：</text:span></text:p>
      <text:p text:style-name="P69">1、管理员登录自己的管理帐号</text:p>
      <text:p text:style-name="P69">2、管理员修改相应内容（编写内容更新日志）</text:p>
      <text:p text:style-name="P69">3、管理员预览修改后的效果</text:p>
      <text:p text:style-name="P69">4、移交审核部门对修改后的内容进行审核</text:p>
      <text:p text:style-name="P69">5、通过，则记录内容更新日志</text:p>
      <text:p text:style-name="P69">6、未通过则继续修改。</text:p>
      <text:p text:style-name="P69">7、系统内容得到更新</text:p>
      <text:p text:style-name="Text_20_body"/>
      <text:p text:style-name="Text_20_body"/>
      <text:h text:style-name="P173" text:outline-level="1">用况描述——私信</text:h>
      <text:p text:style-name="P4">私信目的<text:span text:style-name="T10">：我认为是</text:span><text:span text:style-name="T11">以歌曲为核心的分享和交流</text:span><text:span text:style-name="T15">，应该为用户提供找歌和听歌的便捷，单纯的聊天肯定应该支持，但不是主要目的，因为聊天用户可以有很多其他的平台选择）</text:span></text:p>
      <text:p text:style-name="P78"><text:span text:style-name="T15">简要描述</text:span><text:span text:style-name="T14">：</text:span><text:span text:style-name="T17">该用况描述了不同账户之间相互交流的过程。</text:span></text:p>
      <text:p text:style-name="P15"><text:soft-page-break/>用况图：</text:p>
      <text:p text:style-name="P78"><text:span text:style-name="T14">参与者：</text:span><text:span text:style-name="T16">sender</text:span><text:span text:style-name="T17">、receiver</text:span></text:p>
      <text:p text:style-name="P14">前置条件：</text:p>
      <text:p text:style-name="P12">1.私信双方都已注册软件平台帐号。</text:p>
      <text:p text:style-name="P63"><text:span text:style-name="T15">2.私信双方应该</text:span><text:span text:style-name="T14">为好友或关注关系。</text:span></text:p>
      <text:p text:style-name="P4">参与者<text:span text:style-name="T3">：sender，receiver</text:span></text:p>
      <text:p text:style-name="P80">基本<text:span text:style-name="T3">流：</text:span></text:p>
      <text:p text:style-name="P87">sender打开私信功能</text:p>
      <text:p text:style-name="P88"/>
      <text:p text:style-name="P88">系统显示好友<text:span text:style-name="T76">和已关注帐号、最近消息列表。</text:span></text:p>
      <text:p text:style-name="P89">{查看消息}</text:p>
      <text:p text:style-name="P64">1、sender与想要通信的用户建立对话框</text:p>
      <text:p text:style-name="P100">{编辑消息}</text:p>
      <text:p text:style-name="P64">2、sender点击文本<text:span text:style-name="T76">框</text:span></text:p>
      <text:p text:style-name="P93">3、系统处于文本输入状态。</text:p>
      <text:p text:style-name="P64">3、sender点击发送按钮发送消息</text:p>
      <text:p text:style-name="P64">4、receiver的软件的个人头像处显示消息通知（如果是手机平台的话，是否应该提供消息通知的功能，意思是以悬浮窗的形式展现。）</text:p>
      <text:p text:style-name="P64">5、系统在聊天记录中，新增一条聊天记录。</text:p>
      <text:p text:style-name="P64">6、receiver打开消息并阅读。</text:p>
      <text:p text:style-name="P94">{处理消息}</text:p>
      <text:p text:style-name="P100">7、用况终止<text:span text:style-name="T82">。</text:span></text:p>
      <text:p text:style-name="P83">备选流：</text:p>
      <text:p text:style-name="P90">查看收到<text:span text:style-name="T93">的消息：</text:span></text:p>
      <text:p text:style-name="P90"><text:span text:style-name="T77">1、在{</text:span>查看消息<text:span text:style-name="T77">}处，如果有收到且未查看的消息，则</text:span></text:p>
      <text:p text:style-name="P91">（1）sender打开未读消息。</text:p>
      <text:p text:style-name="P91">（2）系统显示消息内容。</text:p>
      <text:p text:style-name="P91">（3）sender退出当前消息浏览界面，返回上一级。</text:p>
      <text:p text:style-name="P91">（4）系统关闭未读消息标记。</text:p>
      <text:p text:style-name="P91">（5）用况回到基本流{查看消息}处</text:p>
      <text:p text:style-name="P114"><text:soft-page-break/>打开链接：</text:p>
      <text:p text:style-name="P65">2、<text:span text:style-name="T78">在{处理消息}处，如果</text:span>消息<text:span text:style-name="T78">中包含有</text:span>链接<text:span text:style-name="T78">，则</text:span></text:p>
      <text:p text:style-name="P95">（1）sender打开链接。</text:p>
      <text:p text:style-name="P95">（2）系统打开其它软件<text:span text:style-name="T79">或跳转至本系统相关目录下。</text:span></text:p>
      <text:p text:style-name="P96">（3）sender执行完相关操作后，通过返回按钮回到私信界面下。</text:p>
      <text:p text:style-name="P96">打开视频</text:p>
      <text:p text:style-name="P65">3、<text:span text:style-name="T79">在{处理消息}处，如果私信消息中包含视频内容，则</text:span></text:p>
      <text:p text:style-name="P96">（1）sender点击视频播放按钮。</text:p>
      <text:p text:style-name="P96">（2）系统判断当前网络状态</text:p>
      <text:p text:style-name="P96"><text:s text:c="9"/>若当前网络状态为数据流量</text:p>
      <text:p text:style-name="P96"><text:s text:c="9"/>a.系统提示是否用流量观看。</text:p>
      <text:p text:style-name="P96"><text:s text:c="9"/>b.sender选择确认<text:span text:style-name="T80">，则播放该视频。如果sender选择取消，则退出播放界面。</text:span></text:p>
      <text:p text:style-name="P97"><text:s text:c="9"/>c.用况回到{处理消息处}。</text:p>
      <text:p text:style-name="P97"><text:s text:c="9"/>若当前网络状态为wifi网络下，则</text:p>
      <text:p text:style-name="P97"><text:s text:c="10"/>a.系统播放该视频</text:p>
      <text:p text:style-name="P97"><text:s text:c="10"/>b.系统关闭其他软件的音频输出。</text:p>
      <text:p text:style-name="P98"><text:s text:c="10"/>c.视频播放结束。</text:p>
      <text:p text:style-name="P98"><text:s text:c="10"/>d.用况回到{处理消息}处</text:p>
      <text:p text:style-name="P96"><text:s/>回复消息<text:span text:style-name="T93">：</text:span></text:p>
      <text:p text:style-name="P99">4、在{处理消息}处，如果用户选择回复消息，则</text:p>
      <text:p text:style-name="P98">（1）用况回到编辑消息<text:span text:style-name="T81">处。</text:span></text:p>
      <text:p text:style-name="P100">屏蔽消息<text:span text:style-name="T93">：</text:span></text:p>
      <text:p text:style-name="P65"><text:span text:style-name="T93">5</text:span>、<text:span text:style-name="T81">在{处理消息}处，如果sender感到</text:span>被打扰<text:span text:style-name="T81">了，想要</text:span>屏蔽对方消息<text:span text:style-name="T81">，则</text:span></text:p>
      <text:p text:style-name="P100">（1）sender点击对方头像。</text:p>
      <text:p text:style-name="P100">（2）系统显示sender对该用户的相关权限设置。</text:p>
      <text:p text:style-name="P100">（3）用户点击屏蔽对方消息按钮。</text:p>
      <text:p text:style-name="P93">5、<text:span text:style-name="T81">在基本流任意位置处，如果接受到新的消息，则</text:span></text:p>
      <text:p text:style-name="P100">（1）sender返回消息列表。</text:p>
      <text:p text:style-name="P100">（2）sender选择新消息进行查看。</text:p>
      <text:p text:style-name="P100"><text:soft-page-break/>（3）用况结束。</text:p>
      <text:p text:style-name="P93"/>
      <text:p text:style-name="P81">后置条件<text:span text:style-name="T75">：</text:span></text:p>
      <text:p text:style-name="P86">1、用户退出聊天界面。</text:p>
      <text:p text:style-name="P85">1、系统记录并保存了聊天信息。</text:p>
      <text:h text:style-name="P173" text:outline-level="1">用况描述——购买<text:span text:style-name="T3">vip会员</text:span></text:h>
      <text:p text:style-name="P7"/>
      <text:p text:style-name="P9">可以<text:span text:style-name="T4">给自己购买，也可以给好友购买， 用户可能不是从“我的vip”这个入口进行购买的，可能在其他地方，比如在听某首歌时因只有会员才能听，于是选择了购买vip</text:span></text:p>
      <text:p text:style-name="P7">网易<text:span text:style-name="T5">云音乐中“我购买的单曲”也在“vip会员”选项中</text:span></text:p>
      <text:p text:style-name="P8">包含哪些特权？<text:span text:style-name="T5">（下面为主要内容）</text:span></text:p>
      <text:p text:style-name="P7">1、下载付费音乐（普通用户若不愿购买vip，则可以<text:span text:style-name="T4">花钱购买单曲(本质上可以实现为一定资金购买一定数目的歌曲））（专享曲库）。---------------------v&amp;sv</text:span></text:p>
      <text:p text:style-name="P10">2、畅享无损音质（音质）---------------------<text:span text:style-name="T5">v&amp;sv</text:span></text:p>
      <text:p text:style-name="P10">3、专属电台----------------------------sv</text:p>
      <text:p text:style-name="P10">4、付费产品折扣------------------------sv</text:p>
      <text:p text:style-name="P11">5、专属主题（自己想的）-----------------v&amp;sv</text:p>
      <text:p text:style-name="P16">6、专享歌词图片----------------------------v&amp;sv</text:p>
      <text:p text:style-name="P16"/>
      <text:p text:style-name="P16"/>
      <text:p text:style-name="P79"><text:span text:style-name="T15">简要描述</text:span><text:span text:style-name="T14">：</text:span><text:span text:style-name="T18">该用况描述用户如何购买vip以获得更好的产品体验。</text:span></text:p>
      <text:p text:style-name="P15">用况图：</text:p>
      <text:p text:style-name="P78"><text:span text:style-name="T14">参与者：</text:span><text:span text:style-name="T19">consumer</text:span></text:p>
      <text:p text:style-name="P13">前置条件：</text:p>
      <text:p text:style-name="P3"/>
      <text:p text:style-name="P65">1、用户拥有普通用户帐号</text:p>
      <text:p text:style-name="P65">2、系统本身提供支付<text:span text:style-name="T20">或提供第三方支付功能。</text:span></text:p>
      <text:p text:style-name="P68"><text:span text:style-name="T84">3、</text:span>用户<text:span text:style-name="T84">从某个入口进入了购买vip的界面。</text:span></text:p>
      <text:p text:style-name="P80">基本<text:span text:style-name="T3">流：</text:span></text:p>
      <text:p text:style-name="P66"><text:soft-page-break/>1、consumer打开我的vip模块</text:p>
      <text:p text:style-name="P66">2、consumer浏览vip模块相应的权限</text:p>
      <text:p text:style-name="P67">3、consumer选择是否vip</text:p>
      <text:p text:style-name="P67">4、consumer选择时长<text:span text:style-name="T83">（月、季度、年）</text:span></text:p>
      <text:p text:style-name="P101">{选择用户}</text:p>
      <text:p text:style-name="P67">5、consumer付款（确认支付信息）</text:p>
      <text:p text:style-name="P103">{支付}</text:p>
      <text:p text:style-name="P66">6、系统生成消费记录</text:p>
      <text:p text:style-name="P66">7、系统向用户手机发送支付成功短信</text:p>
      <text:p text:style-name="P66"><text:span text:style-name="T83">8</text:span>、系统更改用户账户相应信息。</text:p>
      <text:p text:style-name="P104">9、用况</text:p>
      <text:p text:style-name="P82">备选流：</text:p>
      <text:p text:style-name="P84">为他人购买vip会员</text:p>
      <text:p text:style-name="P66">1、<text:span text:style-name="T84">在{选择用户}处，如果consumer想要为其他用户购买vip，则</text:span></text:p>
      <text:p text:style-name="P102">（1）consumer点击赠送按钮。</text:p>
      <text:p text:style-name="P102">（2）系统显示帐号输入框</text:p>
      <text:p text:style-name="P102">{输入帐号}</text:p>
      <text:p text:style-name="P102">（3）consumer输入好友帐号，点击确认。</text:p>
      <text:p text:style-name="P102">（4）系统显示<text:span text:style-name="T85">查</text:span>找结果。</text:p>
      <text:p text:style-name="P102">（5）</text:p>
      <text:p text:style-name="P102"><text:s text:c="3"/>a.若找到相关帐号，则consumer选择帐号进行赠送<text:span text:style-name="T85">，用况回到{选择用户}处</text:span>。</text:p>
      <text:p text:style-name="P102"><text:s text:c="3"/>b.若未<text:span text:style-name="T85">查</text:span>找到相关信息<text:span text:style-name="T85">，consumer点击重新输入，用况回到{输入帐号}处。</text:span></text:p>
      <text:p text:style-name="P102">支付失败<text:span text:style-name="T93">：</text:span></text:p>
      <text:p text:style-name="P103"><text:span text:style-name="T86">2、</text:span>在{支付}处，如果consumer支付失败（余额不足），则</text:p>
      <text:p text:style-name="P104">（1）用户关闭支付窗口，取消订单。</text:p>
      <text:p text:style-name="P104">（2）用况回到用况终止处。</text:p>
      <text:p text:style-name="P103"/>
      <text:p text:style-name="P66"/>
      <text:p text:style-name="P82">后置条件<text:span text:style-name="T75">：</text:span></text:p>
      <text:p text:style-name="P92"><text:soft-page-break/>1、若购买成功，则拥有vip特权的账户拥有相关功能或权限。</text:p>
      <text:p text:style-name="P92">2、若购买失败，consumer资金以及账户信息不变。</text:p>
      <text:p text:style-name="P66"/>
      <text:p text:style-name="P163"/>
      <text:p text:style-name="P20"/>
      <text:p text:style-name="P17"/>
      <text:p text:style-name="P169">用况：听歌</text:p>
      <text:p text:style-name="P170">用况描述：音乐消费者使用系统进行听歌的行为</text:p>
      <text:p text:style-name="P170">参与者： <text:span text:style-name="T96">music_</text:span><text:span text:style-name="T97">c</text:span><text:span text:style-name="T96">onsumer</text:span>、第三方支付平台</text:p>
      <text:p text:style-name="P170"/>
      <text:p text:style-name="P170">基本流：</text:p>
      <text:p text:style-name="P171">1.<text:span text:style-name="T96">music_</text:span><text:span text:style-name="T97">c</text:span><text:span text:style-name="T96">onsumer </text:span>登录网易云帐号，用况开始</text:p>
      <text:p text:style-name="P172">{提供音乐界面}</text:p>
      <text:p text:style-name="P171">2. 系统显示我的音乐界面</text:p>
      <text:p text:style-name="P171">{浏览歌曲}</text:p>
      <text:p text:style-name="P170"><text:span text:style-name="T87">3</text:span>.<text:span text:style-name="T96">music_</text:span><text:span text:style-name="T97">c</text:span><text:span text:style-name="T96">onsumer </text:span>浏览搜索歌曲</text:p>
      <text:p text:style-name="P171">{提供歌曲信息}</text:p>
      <text:p text:style-name="P170"><text:span text:style-name="T87">4</text:span>.系统提供歌曲</text:p>
      <text:p text:style-name="P171">{播放歌曲}</text:p>
      <text:p text:style-name="P170"><text:span text:style-name="T87">5</text:span>.<text:span text:style-name="T96">music_</text:span><text:span text:style-name="T97">c</text:span><text:span text:style-name="T96">onsumer </text:span>播放歌曲</text:p>
      <text:p text:style-name="P171">{显示播放歌曲页面}</text:p>
      <text:p text:style-name="P170"><text:span text:style-name="T87">6</text:span>.系统显示播放歌曲页面</text:p>
      <text:p text:style-name="P171">{操作歌曲}</text:p>
      <text:p text:style-name="P170"><text:span text:style-name="T87">7</text:span>.<text:span text:style-name="T96">music_</text:span><text:span text:style-name="T97">c</text:span><text:span text:style-name="T96">onsumer </text:span>对歌曲进行操作<text:line-break/><text:span text:style-name="T87">{响应操作}</text:span></text:p>
      <text:p text:style-name="P164"><text:span text:style-name="T87">8</text:span>.系统响应<text:span text:style-name="T96">music_</text:span><text:span text:style-name="T97">c</text:span><text:span text:style-name="T96">onsumer </text:span>操作</text:p>
      <text:p text:style-name="P45"/>
      <text:p text:style-name="P116"/>
      <text:p text:style-name="P107"/>
      <text:p text:style-name="P106"><text:soft-page-break/></text:p>
      <text:p text:style-name="P71"/>
      <text:p text:style-name="P70">用况：看视频</text:p>
      <text:p text:style-name="P71">用况描述：浏览者在系统上观看所有类型的视频</text:p>
      <text:p text:style-name="P71">参与者：scaner</text:p>
      <text:p text:style-name="P71">基本流：</text:p>
      <text:p text:style-name="P71">1.scanner点击视频按钮</text:p>
      <text:p text:style-name="P71">2.系统显示视频分类</text:p>
      <text:p text:style-name="P71">3.scanner浏览视频</text:p>
      <text:p text:style-name="P71">4.scanner对视频进行操作（评论、转发、收藏、举报）</text:p>
      <text:p text:style-name="P71">5.系统响应scanner操作</text:p>
      <text:p text:style-name="P71"/>
      <text:p text:style-name="P73">a little view</text:p>
      <text:p text:style-name="P73">1.为什么要开发这个系统？要解决什么问题？</text:p>
      <text:p text:style-name="P73">--能否挖掘出隐藏的需求。貌似不能- -</text:p>
      <text:p text:style-name="P73">2.淘宝网的关键涉众是消费者，是不可改变的</text:p>
      <text:p text:style-name="P73">--- 我们的关键涉众是音乐消费者，是不可改变的</text:p>
      <text:p text:style-name="P73">3. <text:s/>淘宝的关键涉众的需求是 便宜、海量选择、安心</text:p>
      <text:p text:style-name="P73">---我们的关键涉众的需求是 海量选择、、、、？</text:p>
      <text:p text:style-name="P73">4. 为什么下载要办理vip?数字专辑的收费的原因是什么？</text:p>
      <text:p text:style-name="P73">5. 对新特性的想法</text:p>
      <text:p text:style-name="P73">---希望接触到更多的人，听他们喜欢的歌曲或者说希望找到同好，这样就能更容易找到喜欢的歌（是对网易云个人推荐算法的不满）</text:p>
      <text:p text:style-name="P73">--- 但是并不想关注此人</text:p>
      <text:p text:style-name="P73">--- 希望有以前很喜欢，但最近很久没听的歌的提醒</text:p>
      <text:p text:style-name="P73">--- 整理不喜欢听的歌很麻烦啊</text:p>
      <text:p text:style-name="P73">--- <text:s/>自己可见自己对每首歌的备注（或者评论）</text:p>
      <text:p text:style-name="P73"/>
      <text:p text:style-name="P73"/>
      <text:p text:style-name="P73"><text:soft-page-break/></text:p>
      <text:p text:style-name="P73"/>
      <text:p text:style-name="P120">视频投稿，是要单独出来还是写在发表作品里面的备选流。</text:p>
      <text:p text:style-name="P120">自媒体人就是通过发动态来</text:p>
      <text:p text:style-name="P120">申请电台算是支持用况还是？？</text:p>
      <text:h text:style-name="P174" text:outline-level="1">用况<text:span text:style-name="T23">一：发表作品</text:span></text:h>
      <text:p text:style-name="P121"><text:span text:style-name="T25">1.</text:span><text:span text:style-name="T58">简略描述</text:span><text:span text:style-name="T61">:</text:span></text:p>
      <text:p text:style-name="P123">该用况描述了拥有特殊身份<text:span text:style-name="T63">（如音乐人、自媒体人、电台主持）的账户如何发表自己的原创作品。</text:span></text:p>
      <text:p text:style-name="P121"><text:span text:style-name="T25">2. </text:span><text:span text:style-name="T58">参与者：</text:span></text:p>
      <text:p text:style-name="P124">音乐人<text:span text:style-name="T64">、</text:span><text:span text:style-name="T12">自媒体人</text:span><text:span text:style-name="T13">（申请自媒体人作为一个支持用况就好）</text:span><text:span text:style-name="T12">、电台主持</text:span><text:span text:style-name="T13">（申请时）</text:span></text:p>
      <text:p text:style-name="P121"><text:span text:style-name="T25">3. </text:span><text:span text:style-name="T58">用况图</text:span></text:p>
      <text:p text:style-name="P122"><text:span text:style-name="T27">4</text:span><text:span text:style-name="T26">. </text:span><text:span text:style-name="T65">前置条件：</text:span></text:p>
      <text:p text:style-name="P141"><text:span text:style-name="T30">1.</text:span><text:span text:style-name="T32">该账户</text:span><text:span text:style-name="T33">已经是特殊身份。</text:span></text:p>
      <text:p text:style-name="P142"><text:span text:style-name="T34">2.网络</text:span><text:span text:style-name="T31">已连通。</text:span></text:p>
      <text:p text:style-name="P125">3.</text:p>
      <text:p text:style-name="P122"><text:span text:style-name="T28">5</text:span><text:span text:style-name="T25">. </text:span><text:span text:style-name="T58">基本流</text:span></text:p>
      <text:p text:style-name="P121"><text:span text:style-name="T43">1</text:span><text:span text:style-name="T29">. </text:span><text:span text:style-name="T44">该</text:span><text:span text:style-name="T29">账户</text:span><text:span text:style-name="T45">选择上传作品选项，启动用况。</text:span></text:p>
      <text:p text:style-name="P121"><text:span text:style-name="T46">{</text:span><text:span text:style-name="T45">阅读协议</text:span><text:span text:style-name="T46">}</text:span></text:p>
      <text:p text:style-name="P143"><text:span text:style-name="T45"><text:s text:c="8"/>2. 进入阅读协议界面</text:span><text:span text:style-name="T29">，账户选择同意选项以及下一步选项。</text:span></text:p>
      <text:p text:style-name="P144"><text:span text:style-name="T35">3</text:span><text:span text:style-name="T31">.</text:span><text:span text:style-name="T36">进入填写作品详细信息界面</text:span></text:p>
      <text:p text:style-name="P130"><text:span text:style-name="T70">{</text:span><text:span text:style-name="T71">准备上传</text:span><text:span text:style-name="T70">} </text:span></text:p>
      <text:p text:style-name="P143"><text:span text:style-name="T36"><text:s text:c="8"/></text:span><text:span text:style-name="T31">4</text:span><text:span text:style-name="T36">.音乐人选择添加文件选项</text:span><text:span text:style-name="T31">。</text:span></text:p>
      <text:p text:style-name="P143"><text:span text:style-name="T36">{选择上传文件</text:span><text:span text:style-name="T31">}</text:span></text:p>
      <text:p text:style-name="P145"><text:span text:style-name="T35"><text:s text:c="8"/>5</text:span><text:span text:style-name="T36">. </text:span><text:span text:style-name="T31">选中已经录好的歌曲，选择确定上传。</text:span></text:p>
      <text:p text:style-name="P145"><text:span text:style-name="T31">{作品初审}</text:span><text:span text:style-name="T36"> <text:s text:c="2"/></text:span></text:p>
      <text:p text:style-name="P146"><text:span text:style-name="T37"><text:s text:c="8"/></text:span><text:span text:style-name="T35">6</text:span><text:span text:style-name="T31">. 音乐人账户填写对应</text:span><text:span text:style-name="T38">的作品信息：作品的名称、类型、版本</text:span><text:span text:style-name="T39">（精选辑、合辑、拼盘、demo...）</text:span><text:span text:style-name="T37">、语种、风格、描述、（曲作者、词作者、歌词选填）、</text:span><text:span text:style-name="T38">封面图片。</text:span></text:p>
      <text:p text:style-name="P143"><text:span text:style-name="T31">7</text:span><text:span text:style-name="T38">. 音乐人选择确认提交</text:span><text:span text:style-name="T31">。</text:span></text:p>
      <text:p text:style-name="P131"><text:soft-page-break/>{作品审核中}</text:p>
      <text:p text:style-name="P131"><text:s text:c="8"/>8. 界面显示“作品审核中...”。</text:p>
      <text:p text:style-name="P131">{用况终止}</text:p>
      <text:p text:style-name="P131"><text:s text:c="8"/>9. 用况终止。</text:p>
      <text:p text:style-name="P147"/>
      <text:p text:style-name="P122"><text:span text:style-name="T28">6</text:span><text:span text:style-name="T25">. </text:span><text:span text:style-name="T62">备选流</text:span></text:p>
      <text:p text:style-name="P132"><text:span text:style-name="T60">6.1 </text:span><text:span text:style-name="T59">不同身份</text:span></text:p>
      <text:p text:style-name="P133">在{准备上传}处，如果该账户为自媒体人，则</text:p>
      <text:p text:style-name="P133">1. 执行“自媒体人上传作品”。</text:p>
      <text:p text:style-name="P133">2. 用况重新回到基本流的{作品审核中}处。</text:p>
      <text:p text:style-name="P135">6.2 作品初步审核</text:p>
      <text:p text:style-name="P133">在{作品初审}处，如果上传的文件音质低于320KBps，则</text:p>
      <text:p text:style-name="P133">1. 界面显示上传失败以及详情。</text:p>
      <text:p text:style-name="P133">2. 如果音乐人选择重新上传选项，则用况重新回到基本流的{选择上传文件}处。</text:p>
      <text:p text:style-name="P137">3. 用况重新回到基本流的{用况终止}处。</text:p>
      <text:p text:style-name="P136">6.3 <text:s/>协议签订</text:p>
      <text:p text:style-name="P133">在{阅读协议}处，如果账户选择推出选项，则</text:p>
      <text:p text:style-name="P133">1. 用况重新回到基本流的{用况终止}处。</text:p>
      <text:p text:style-name="P139">7. 子流</text:p>
      <text:p text:style-name="P140">1. 自媒体人上传作品</text:p>
      <text:p text:style-name="P133">1.自媒体人<text:span text:style-name="T72">选择添加文件选项</text:span>。</text:p>
      <text:p text:style-name="P147"/>
      <text:p text:style-name="P147"/>
      <text:h text:style-name="P174" text:outline-level="1">用况<text:span text:style-name="T23">二：发布动态</text:span></text:h>
      <text:p text:style-name="P121"><text:span text:style-name="T25">1.</text:span><text:span text:style-name="T58">简略描述</text:span><text:span text:style-name="T61">:</text:span></text:p>
      <text:p text:style-name="P123">该用况描述了帐号拥有者如何<text:span text:style-name="T23">向社区发表自己想要表达的东西。</text:span></text:p>
      <text:p text:style-name="P121"><text:span text:style-name="T25">2. </text:span><text:span text:style-name="T58">参与者：</text:span></text:p>
      <text:p text:style-name="P149">帐号拥有者</text:p>
      <text:p text:style-name="P121"><text:soft-page-break/><text:span text:style-name="T25">3. </text:span><text:span text:style-name="T58">用况图</text:span></text:p>
      <text:p text:style-name="P122"><text:span text:style-name="T27">4</text:span><text:span text:style-name="T26">. </text:span><text:span text:style-name="T65">前置条件：</text:span></text:p>
      <text:p text:style-name="P142"><text:span text:style-name="T35">1</text:span><text:span text:style-name="T34">.网络</text:span><text:span text:style-name="T31">已连通。</text:span></text:p>
      <text:p text:style-name="P122"><text:span text:style-name="T28">5</text:span><text:span text:style-name="T25">. </text:span><text:span text:style-name="T58">基本流</text:span></text:p>
      <text:p text:style-name="P147"><text:span text:style-name="T54">1</text:span><text:span text:style-name="T24">. </text:span><text:span text:style-name="T55">帐号拥有</text:span><text:span text:style-name="T56">者选择发动态选项</text:span></text:p>
      <text:p text:style-name="P148"><text:span text:style-name="T56">{发布动态</text:span><text:span text:style-name="T24">}</text:span></text:p>
      <text:p text:style-name="P138"><text:s text:c="7"/>2. 进入编辑动态界面</text:p>
      <text:p text:style-name="P143">3.选择性的编辑文字、添加图片、配上音乐。</text:p>
      <text:p text:style-name="P150">4. 选择发送选项。</text:p>
      <text:p text:style-name="P151">{发布成功}</text:p>
      <text:p text:style-name="P150"><text:s text:c="8"/>5. 跳到朋友动态界面<text:span text:style-name="T73">，第一条显示就是刚刚发送的动态。</text:span></text:p>
      <text:p text:style-name="P152">6. 用况终止。</text:p>
      <text:p text:style-name="P121"/>
      <text:p text:style-name="P122"><text:span text:style-name="T28">6</text:span><text:span text:style-name="T25">. </text:span><text:span text:style-name="T62">备选流</text:span></text:p>
      <text:p text:style-name="P135">6.1 发布视频</text:p>
      <text:p text:style-name="P121"><text:span text:style-name="T47">在{发布动态}</text:span><text:span text:style-name="T48">处，如果帐号拥有者选择了发布视频，则</text:span></text:p>
      <text:p text:style-name="P127">1. 界面显示本地视频。</text:p>
      <text:p text:style-name="P127">2. 帐号拥有者选择在时间长度在5s到5min之间的小视频，选择选项确定。</text:p>
      <text:p text:style-name="P127">3. 转到编辑视频信息界面。</text:p>
      <text:p text:style-name="P121"><text:span text:style-name="T49">4. 填写视频标题，选择性描述</text:span><text:span text:style-name="T50">、</text:span><text:span text:style-name="T49">添加视频中的音乐、标签</text:span><text:span text:style-name="T50">（搞笑、鬼畜、二次元、科技...）。选择选项确定。</text:span></text:p>
      <text:p text:style-name="P128">5. 用况恢复到基本流的{发布成功}处。</text:p>
      <text:p text:style-name="P128"/>
      <text:h text:style-name="P174" text:outline-level="1">用况<text:span text:style-name="T22">三：视频投稿</text:span></text:h>
      <text:p text:style-name="P121"><text:span text:style-name="T25">1.</text:span><text:span text:style-name="T58">简略描述</text:span><text:span text:style-name="T61">:</text:span></text:p>
      <text:p text:style-name="P123">该用况描述了帐号拥有者如何<text:span text:style-name="T22">将自己的视频可以分享给更多人。</text:span></text:p>
      <text:p text:style-name="P121"><text:span text:style-name="T25">2. </text:span><text:span text:style-name="T58">参与者：</text:span></text:p>
      <text:p text:style-name="P149">帐号拥有者</text:p>
      <text:p text:style-name="P121"><text:soft-page-break/><text:span text:style-name="T25">3. </text:span><text:span text:style-name="T58">用况图</text:span></text:p>
      <text:p text:style-name="P122"><text:span text:style-name="T27">4</text:span><text:span text:style-name="T26">. </text:span><text:span text:style-name="T65">前置条件：</text:span></text:p>
      <text:p text:style-name="P142"><text:span text:style-name="T35">1</text:span><text:span text:style-name="T34">.网络</text:span><text:span text:style-name="T31">已连通。</text:span></text:p>
      <text:p text:style-name="P122"><text:span text:style-name="T28">5</text:span><text:span text:style-name="T25">. </text:span><text:span text:style-name="T58">基本流</text:span></text:p>
      <text:p text:style-name="P147"><text:span text:style-name="T54">1</text:span><text:span text:style-name="T24">. </text:span><text:span text:style-name="T55">帐号拥有</text:span><text:span text:style-name="T56">者选择视频投稿选项</text:span><text:span text:style-name="T57">。</text:span></text:p>
      <text:p text:style-name="P134">{阅读协议}</text:p>
      <text:p text:style-name="P143"><text:span text:style-name="T45"><text:s text:c="8"/>2. 进入阅读协议界面</text:span><text:span text:style-name="T29">，</text:span><text:span text:style-name="T44">帐号拥有</text:span><text:span text:style-name="T29">者选择同意选项。</text:span></text:p>
      <text:p text:style-name="P133">{选择上传文件}</text:p>
      <text:p text:style-name="P144"><text:span text:style-name="T35"><text:s text:c="8"/>3</text:span><text:span text:style-name="T31">. </text:span><text:span text:style-name="T36">进入添加文件选项界面</text:span><text:span text:style-name="T40">。</text:span></text:p>
      <text:p text:style-name="P153"><text:span text:style-name="T31">4. </text:span><text:span text:style-name="T36">帐号拥有者选择一个文件</text:span><text:span text:style-name="T31">，并选择确认上传选项。</text:span></text:p>
      <text:p text:style-name="P133">{作品初审}</text:p>
      <text:p text:style-name="P154"><text:span text:style-name="T42"><text:s text:c="9"/>5</text:span><text:span text:style-name="T41">. </text:span><text:span text:style-name="T51">进入填写视频详细信息界面。</text:span></text:p>
      <text:p text:style-name="P154"><text:span text:style-name="T51">6. 帐号拥有者填写视频</text:span><text:span text:style-name="T52">的标题、封面、标签（最多填3个）、描述、BGM。</text:span></text:p>
      <text:p text:style-name="P126">7. 帐号拥有者选择确定上传选项。</text:p>
      <text:p text:style-name="P155"><text:span text:style-name="T51">8. </text:span><text:span text:style-name="T53">界面显示“视频正在审核中...”。</text:span></text:p>
      <text:p text:style-name="P155"><text:span text:style-name="T53">{用况终止</text:span><text:span text:style-name="T51">}</text:span></text:p>
      <text:p text:style-name="P155"><text:span text:style-name="T53"><text:s text:c="8"/>9. 用况终止</text:span><text:span text:style-name="T51">。</text:span></text:p>
      <text:p text:style-name="P121"/>
      <text:p text:style-name="P122"><text:span text:style-name="T28">6</text:span><text:span text:style-name="T25">. </text:span><text:span text:style-name="T62">备选流</text:span></text:p>
      <text:p text:style-name="P135">6.<text:span text:style-name="T74">1</text:span> 作品初步审核</text:p>
      <text:p text:style-name="P133">在{作品初审}处，如果上传的文件不满足视频时长<text:span text:style-name="T74">在5s至5min之间、</text:span>则</text:p>
      <text:p text:style-name="P133">1. 界面显示上传失败以及详情。</text:p>
      <text:p text:style-name="P133">2. 如果帐号拥有者选择重新上传选项，则用况重新回到基本流的{选择上传文件}处。</text:p>
      <text:p text:style-name="P137">3. 用况重新回到基本流的{用况终止}处。</text:p>
      <text:p text:style-name="P136">6.<text:span text:style-name="T74">2</text:span> <text:s/>协议签订</text:p>
      <text:p text:style-name="P133">在{阅读协议}处，如果账户选择推出选项，则</text:p>
      <text:p text:style-name="P129">1. 用况重新回到基本流的{用况终止}处。</text:p>
      <text:h text:style-name="P175" text:outline-level="1"><text:soft-page-break/>支持用况：</text:h>
      <text:h text:style-name="P174" text:outline-level="1"/>
      <text:h text:style-name="P175" text:outline-level="1">个人账户管理</text:h>
      <text:p text:style-name="P121"><text:span text:style-name="T25">1.</text:span><text:span text:style-name="T58">简略描述</text:span><text:span text:style-name="T61">:</text:span></text:p>
      <text:p text:style-name="P123">该用况描述了帐号拥有者如何<text:span text:style-name="T22">对个人的资料信息进行管理。</text:span></text:p>
      <text:p text:style-name="P121"><text:span text:style-name="T25">2. </text:span><text:span text:style-name="T58">参与者：</text:span></text:p>
      <text:p text:style-name="P149">帐号拥有者</text:p>
      <text:p text:style-name="P121"><text:span text:style-name="T25">3. </text:span><text:span text:style-name="T58">用况图</text:span></text:p>
      <text:p text:style-name="P122"><text:span text:style-name="T27">4</text:span><text:span text:style-name="T26">. </text:span><text:span text:style-name="T65">前置条件：</text:span></text:p>
      <text:p text:style-name="P142"><text:span text:style-name="T35">1</text:span><text:span text:style-name="T34">.网络</text:span><text:span text:style-name="T31">已连通。</text:span></text:p>
      <text:p text:style-name="P122"><text:span text:style-name="T28">5</text:span><text:span text:style-name="T25">. </text:span><text:span text:style-name="T58">基本流</text:span></text:p>
      <text:p text:style-name="P147"><text:span text:style-name="T54">1</text:span><text:span text:style-name="T24">. </text:span><text:span text:style-name="T55">帐号拥有</text:span><text:span text:style-name="T56">者选择个人资料选项</text:span></text:p>
      <text:p text:style-name="P138">2. 进入编辑个人资料界面</text:p>
      <text:p text:style-name="P143">3.选择性的修改头像、个人主页背景、昵称、性别、生日、地区、大学、签名、个人主页展示设置。</text:p>
      <text:p text:style-name="P150">4. 选择保存选项</text:p>
      <text:p text:style-name="P156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3-21T12:51:55.346338878</dc:date>
    <meta:editing-duration>PT1H53M50S</meta:editing-duration>
    <meta:editing-cycles>19</meta:editing-cycles>
    <meta:generator>LibreOffice/5.3.3.2$Linux_X86_64 LibreOffice_project/3d9a8b4b4e538a85e0782bd6c2d430bafe583448</meta:generator>
    <meta:document-statistic meta:table-count="0" meta:image-count="0" meta:object-count="0" meta:page-count="13" meta:paragraph-count="314" meta:word-count="4519" meta:character-count="5514" meta:non-whitespace-character-count="5224"/>
  </office:meta>
</office:document-meta>
</file>